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4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6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8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551cm"/>
    </style:style>
    <style:style style:name="gr11" style:family="graphic" style:parent-style-name="standard">
      <style:graphic-properties svg:stroke-color="#000000" draw:fill="solid" draw:fill-color="#ffffff" draw:textarea-vertical-align="middle"/>
    </style:style>
    <style:style style:name="gr12" style:family="graphic" style:parent-style-name="standard">
      <style:graphic-properties svg:stroke-color="#000000" draw:fill="solid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8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2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42cm"/>
    </style:style>
    <style:style style:name="gr19" style:family="graphic" style:parent-style-name="objectwithoutfill">
      <style:graphic-properties svg:stroke-color="#000000" draw:fill="none" draw:fill-color="#ffffff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475cm"/>
    </style:style>
    <style:style style:name="gr2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736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4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65cm"/>
    </style:style>
    <style:style style:name="gr27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.353cm" fo:min-width="2.56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45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1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5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1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79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8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6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92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59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34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0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0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60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98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text-properties fo:font-size="10pt"/>
    </style:style>
    <style:style style:name="P11" style:family="paragraph">
      <style:paragraph-properties fo:text-align="start"/>
      <style:text-properties fo:font-size="10pt"/>
    </style:style>
    <style:style style:name="P12" style:family="paragraph">
      <style:paragraph-properties fo:line-height="100%" fo:text-align="center"/>
      <style:text-properties fo:font-size="10pt"/>
    </style:style>
    <style:style style:name="P13" style:family="paragraph">
      <style:paragraph-properties fo:line-height="100%" fo:text-align="center"/>
      <style:text-properties fo:font-size="10pt" style:font-size-asian="10pt" style:font-size-complex="10pt"/>
    </style:style>
    <style:style style:name="P14" style:family="paragraph">
      <style:text-properties fo:font-size="10.5pt"/>
    </style:style>
    <style:style style:name="P15" style:family="paragraph">
      <style:text-properties fo:color="#ff0000" fo:font-size="10.5pt" style:font-size-asian="10.5pt" style:font-size-complex="10.5pt"/>
    </style:style>
    <style:style style:name="P16" style:family="paragraph">
      <style:paragraph-properties fo:text-align="center"/>
      <style:text-properties fo:font-size="10pt" style:font-size-asian="10pt" style:font-size-complex="10pt"/>
    </style:style>
    <style:style style:name="P17" style:family="paragraph">
      <style:paragraph-properties fo:line-height="100%"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ff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" form:id="control1" form:current-value="T1" form:value="T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ext Box 1" form:control-implementation="ooo:com.sun.star.form.component.TextField" xml:id="control2" form:id="control2" form:current-value="T2" form:value="T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button form:name="B1" form:control-implementation="ooo:com.sun.star.form.component.CommandButton" xml:id="control3" form:id="control3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4" form:id="control4" form:current-value="T1" form:value="T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ext Box 1" form:control-implementation="ooo:com.sun.star.form.component.TextField" xml:id="control5" form:id="control5" form:current-value="T2" form:value="T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button form:name="B1" form:control-implementation="ooo:com.sun.star.form.component.CommandButton" xml:id="control6" form:id="control6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1" form:control-implementation="ooo:com.sun.star.form.component.CommandButton" xml:id="control7" form:id="control7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5.4cm" svg:x="2.5cm" svg:y="3cm">
          <text:p/>
        </draw:rect>
        <draw:control draw:style-name="standard" draw:text-style-name="P2" draw:layer="controls" svg:width="2.25cm" svg:height="0.5cm" svg:x="11.2cm" svg:y="4.8cm" draw:control="control1"/>
        <draw:frame draw:style-name="gr2" draw:text-style-name="P3" draw:layer="layout" svg:width="1.666cm" svg:height="0.64cm" svg:x="9.634cm" svg:y="4.8cm">
          <draw:text-box>
            <text:p><text:span text:style-name="T1">Tunnus</text:span></text:p>
          </draw:text-box>
        </draw:frame>
        <draw:frame draw:style-name="gr3" draw:text-style-name="P3" draw:layer="layout" svg:width="1.963cm" svg:height="0.64cm" svg:x="13.4cm" svg:y="4.8cm">
          <draw:text-box>
            <text:p><text:span text:style-name="T1">Salasana</text:span></text:p>
          </draw:text-box>
        </draw:frame>
        <draw:control draw:style-name="standard" draw:text-style-name="P2" draw:layer="controls" svg:width="2.25cm" svg:height="0.5cm" svg:x="15.2cm" svg:y="4.8cm" draw:control="control2"/>
        <draw:frame draw:style-name="gr4" draw:text-style-name="P4" draw:layer="layout" svg:width="5.231cm" svg:height="0.963cm" svg:x="4.3cm" svg:y="3.837cm">
          <draw:text-box>
            <text:p><text:span text:style-name="T2">As Oy IT-katu 64</text:span></text:p>
          </draw:text-box>
        </draw:frame>
        <draw:frame draw:style-name="gr5" draw:text-style-name="P4" draw:layer="layout" svg:width="4.765cm" svg:height="0.963cm" svg:x="2.5cm" svg:y="1.5cm">
          <draw:text-box>
            <text:p><text:span text:style-name="T2">GUI (Yläpalkki)</text:span></text:p>
          </draw:text-box>
        </draw:frame>
        <draw:custom-shape draw:style-name="gr6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control draw:style-name="standard" draw:text-style-name="P6" draw:layer="controls" svg:width="0.7cm" svg:height="0.5cm" svg:x="17.6cm" svg:y="4.8cm" draw:control="control3"/>
        <draw:line draw:style-name="gr1" draw:text-style-name="P1" draw:layer="layout" svg:x1="2.5cm" svg:y1="6.2cm" svg:x2="18.5cm" svg:y2="6.2cm">
          <text:p/>
        </draw:line>
        <draw:frame draw:style-name="gr7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8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9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10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rect draw:style-name="gr11" draw:text-style-name="P1" draw:layer="layout" svg:width="5.1cm" svg:height="0.6cm" svg:x="3cm" svg:y="4.8cm">
          <text:p/>
        </draw:rect>
        <draw:rect draw:style-name="gr12" draw:text-style-name="P8" draw:layer="layout" svg:width="5.1cm" svg:height="0.6cm" svg:x="3cm" svg:y="5.4cm">
          <text:p text:style-name="P7"><text:span text:style-name="T1">Menu item 2</text:span></text:p>
        </draw:rect>
        <draw:rect draw:style-name="gr12" draw:text-style-name="P9" draw:layer="layout" svg:width="5.1cm" svg:height="0.6cm" svg:x="3cm" svg:y="4.8cm">
          <text:p text:style-name="P7"><text:span text:style-name="T1">Menu item 1</text:span></text:p>
        </draw:rect>
        <draw:rect draw:style-name="gr12" draw:text-style-name="P8" draw:layer="layout" svg:width="5.1cm" svg:height="0.6cm" svg:x="3cm" svg:y="6cm">
          <text:p text:style-name="P7"><text:span text:style-name="T1">Menu item 3</text:span></text:p>
        </draw:rect>
        <draw:rect draw:style-name="gr12" draw:text-style-name="P8" draw:layer="layout" svg:width="5.1cm" svg:height="0.6cm" svg:x="3cm" svg:y="6.6cm">
          <text:p text:style-name="P7"><text:span text:style-name="T1">Menu item 4</text:span></text:p>
        </draw:rect>
        <draw:rect draw:style-name="gr12" draw:text-style-name="P8" draw:layer="layout" svg:width="5.1cm" svg:height="0.6cm" svg:x="8.1cm" svg:y="6.1cm">
          <text:p text:style-name="P7"><text:span text:style-name="T1">SubMenu item 1</text:span></text:p>
        </draw:rect>
        <draw:rect draw:style-name="gr12" draw:text-style-name="P8" draw:layer="layout" svg:width="5.1cm" svg:height="0.6cm" svg:x="8.1cm" svg:y="6.7cm">
          <text:p text:style-name="P7"><text:span text:style-name="T1">SubMenu item 2</text:span></text:p>
        </draw:rect>
        <draw:rect draw:style-name="gr1" draw:text-style-name="P1" draw:layer="layout" svg:width="16cm" svg:height="2.5cm" svg:x="2.5cm" svg:y="10.9cm">
          <text:p/>
        </draw:rect>
        <draw:frame draw:style-name="gr2" draw:text-style-name="P3" draw:layer="layout" svg:width="1.666cm" svg:height="0.64cm" svg:x="9.634cm" svg:y="12.7cm">
          <draw:text-box>
            <text:p><text:span text:style-name="T1">Tunnus</text:span></text:p>
          </draw:text-box>
        </draw:frame>
        <draw:frame draw:style-name="gr3" draw:text-style-name="P3" draw:layer="layout" svg:width="1.963cm" svg:height="0.64cm" svg:x="13.4cm" svg:y="12.7cm">
          <draw:text-box>
            <text:p><text:span text:style-name="T1">Salasana</text:span></text:p>
          </draw:text-box>
        </draw:frame>
        <draw:frame draw:style-name="gr4" draw:text-style-name="P4" draw:layer="layout" svg:width="5.231cm" svg:height="0.963cm" svg:x="4.3cm" svg:y="11.737cm">
          <draw:text-box>
            <text:p><text:span text:style-name="T2">As Oy IT-katu 64</text:span></text:p>
          </draw:text-box>
        </draw:frame>
        <draw:frame draw:style-name="gr13" draw:text-style-name="P4" draw:layer="layout" svg:width="6.454cm" svg:height="0.963cm" svg:x="2.5cm" svg:y="9.4cm">
          <draw:text-box>
            <text:p><text:span text:style-name="T2">GUI (Kirjautuminen)</text:span></text:p>
          </draw:text-box>
        </draw:frame>
        <draw:custom-shape draw:style-name="gr6" draw:text-style-name="P5" draw:layer="layout" svg:width="1.2cm" svg:height="1.1cm" svg:x="3cm" svg:y="11.6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13.4cm" svg:x2="18.5cm" svg:y2="13.4cm">
          <text:p/>
        </draw:line>
        <draw:control draw:style-name="standard" draw:text-style-name="P2" draw:layer="controls" svg:width="2.25cm" svg:height="0.5cm" svg:x="11.2cm" svg:y="12.7cm" draw:control="control4"/>
        <draw:control draw:style-name="standard" draw:text-style-name="P2" draw:layer="controls" svg:width="2.25cm" svg:height="0.5cm" svg:x="15.2cm" svg:y="12.7cm" draw:control="control5"/>
        <draw:control draw:style-name="standard" draw:text-style-name="P6" draw:layer="controls" svg:width="0.7cm" svg:height="0.5cm" svg:x="17.6cm" svg:y="12.7cm" draw:control="control6"/>
        <draw:rect draw:style-name="gr1" draw:text-style-name="P1" draw:layer="layout" svg:width="16cm" svg:height="2.5cm" svg:x="2.5cm" svg:y="16.4cm">
          <text:p/>
        </draw:rect>
        <draw:frame draw:style-name="gr14" draw:text-style-name="P3" draw:layer="layout" svg:width="3.309cm" svg:height="0.64cm" svg:x="14.3cm" svg:y="18.2cm">
          <draw:text-box>
            <text:p><text:span text:style-name="T1">Maija Meikäläinen</text:span></text:p>
          </draw:text-box>
        </draw:frame>
        <draw:frame draw:style-name="gr4" draw:text-style-name="P4" draw:layer="layout" svg:width="5.231cm" svg:height="0.963cm" svg:x="4.3cm" svg:y="17.237cm">
          <draw:text-box>
            <text:p><text:span text:style-name="T2">As Oy IT-katu 64</text:span></text:p>
          </draw:text-box>
        </draw:frame>
        <draw:frame draw:style-name="gr15" draw:text-style-name="P4" draw:layer="layout" svg:width="5.26cm" svg:height="0.963cm" svg:x="2.5cm" svg:y="14.9cm">
          <draw:text-box>
            <text:p><text:span text:style-name="T2">GUI (Kirjautunut)</text:span></text:p>
          </draw:text-box>
        </draw:frame>
        <draw:custom-shape draw:style-name="gr6" draw:text-style-name="P5" draw:layer="layout" svg:width="1.2cm" svg:height="1.1cm" svg:x="3cm" svg:y="17.1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18.9cm" svg:x2="18.5cm" svg:y2="18.9cm">
          <text:p/>
        </draw:line>
        <draw:control draw:style-name="standard" draw:text-style-name="P6" draw:layer="controls" svg:width="0.7cm" svg:height="0.5cm" svg:x="17.6cm" svg:y="18.2cm" draw:control="control7"/>
      </draw:page>
      <draw:page draw:name="page2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8" form:id="control8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16" draw:text-style-name="P4" draw:layer="layout" svg:width="4.693cm" svg:height="0.963cm" svg:x="4.3cm" svg:y="3.837cm">
          <draw:text-box>
            <text:p text:style-name="P4"><text:span text:style-name="T2">O1 Isännöitsijä</text:span></text:p>
          </draw:text-box>
        </draw:frame>
        <draw:frame draw:style-name="gr17" draw:text-style-name="P4" draw:layer="layout" svg:width="7.796cm" svg:height="0.963cm" svg:x="2.5cm" svg:y="1.5cm">
          <draw:text-box>
            <text:p text:style-name="P4"><text:span text:style-name="T2">GUI (Isännöitsijä) Kotisivu</text:span></text:p>
          </draw:text-box>
        </draw:frame>
        <draw:custom-shape draw:style-name="gr6" draw:text-style-name="P5" draw:layer="layout" svg:width="1.2cm" svg:height="1.1cm" svg:x="3cm" svg:y="3.7cm">
          <text:p text:style-name="P5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7" draw:text-style-name="P3" draw:layer="layout" svg:width="1.45cm" svg:height="0.64cm" svg:x="13.65cm" svg:y="5.56cm">
          <draw:text-box>
            <text:p text:style-name="P10"><text:span text:style-name="T1">Viestit</text:span></text:p>
          </draw:text-box>
        </draw:frame>
        <draw:frame draw:style-name="gr8" draw:text-style-name="P3" draw:layer="layout" svg:width="2.191cm" svg:height="0.64cm" svg:x="11.609cm" svg:y="5.56cm">
          <draw:text-box>
            <text:p text:style-name="P10"><text:span text:style-name="T1">Ilmoitukset</text:span></text:p>
          </draw:text-box>
        </draw:frame>
        <draw:frame draw:style-name="gr10" draw:text-style-name="P3" draw:layer="layout" svg:width="2.051cm" svg:height="0.64cm" svg:x="16.549cm" svg:y="5.56cm">
          <draw:text-box>
            <text:p text:style-name="P10"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8"/>
        <draw:frame draw:style-name="gr18" draw:text-style-name="P3" draw:layer="layout" svg:width="1.742cm" svg:height="0.64cm" svg:x="15cm" svg:y="5.56cm">
          <draw:text-box>
            <text:p text:style-name="P10"><text:span text:style-name="T1">Palvelut</text:span></text:p>
          </draw:text-box>
        </draw:frame>
        <draw:frame draw:style-name="gr14" draw:text-style-name="P3" draw:layer="layout" svg:width="3.309cm" svg:height="0.64cm" svg:x="14.291cm" svg:y="4.76cm">
          <draw:text-box>
            <text:p text:style-name="P10"><text:span text:style-name="T1">Maija Meikäläinen</text:span></text:p>
          </draw:text-box>
        </draw:frame>
        <draw:rect draw:style-name="gr19" draw:text-style-name="P5" draw:layer="layout" svg:width="14.9cm" svg:height="3.8cm" svg:x="3cm" svg:y="6.7cm">
          <text:p text:style-name="P5"><text:span text:style-name="T2">Uusimmat ilmoitukset</text:span></text:p>
        </draw:rect>
        <draw:rect draw:style-name="gr19" draw:text-style-name="P5" draw:layer="layout" svg:width="14.9cm" svg:height="3.8cm" svg:x="3cm" svg:y="15.3cm">
          <text:p text:style-name="P5"><text:span text:style-name="T2">Uusimmat viestit</text:span></text:p>
        </draw:rect>
        <draw:rect draw:style-name="gr19" draw:text-style-name="P5" draw:layer="layout" svg:width="14.9cm" svg:height="3.8cm" svg:x="3cm" svg:y="11cm">
          <text:p text:style-name="P5"><text:span text:style-name="T2">Uusimmat palvelupyynnöt</text:span></text:p>
        </draw:rect>
        <draw:frame draw:style-name="gr20" draw:text-style-name="P3" draw:layer="layout" svg:width="1.772cm" svg:height="0.64cm" svg:x="10.025cm" svg:y="5.56cm">
          <draw:text-box>
            <text:p text:style-name="P10"><text:span text:style-name="T1">Henkilöt</text:span></text:p>
          </draw:text-box>
        </draw:frame>
        <draw:frame draw:style-name="gr21" draw:text-style-name="P3" draw:layer="layout" svg:width="1.975cm" svg:height="0.64cm" svg:x="8.2cm" svg:y="5.56cm">
          <draw:text-box>
            <text:p text:style-name="P10"><text:span text:style-name="T1">Taloyhtiöt</text:span></text:p>
          </draw:text-box>
        </draw:frame>
      </draw:page>
      <draw:page draw:name="page3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9" form:id="control9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10" form:id="control10" form:current-value="Haku nimellä" form:value="Haku nimellä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button form:name="Push Button 1" form:control-implementation="ooo:com.sun.star.form.component.CommandButton" xml:id="control11" form:id="control11" form:label="S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2" form:id="control12" form:label="S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3" form:id="control13" form:label="SY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button form:name="Push Button 2" form:control-implementation="ooo:com.sun.star.form.component.CommandButton" xml:id="control21" form:id="control21" form:label="Tallenna muutokset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22" draw:text-style-name="P1" draw:layer="layout" svg:width="15cm" svg:height="3.9cm" svg:x="3cm" svg:y="10.3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6cm" svg:height="19.3cm" svg:x="2.5cm" svg:y="3cm">
          <text:p/>
        </draw:rect>
        <draw:frame draw:style-name="gr16" draw:text-style-name="P4" draw:layer="layout" svg:width="4.693cm" svg:height="0.963cm" svg:x="4.3cm" svg:y="3.837cm">
          <draw:text-box>
            <text:p text:style-name="P4"><text:span text:style-name="T2">O1 Isännöitsijä</text:span></text:p>
          </draw:text-box>
        </draw:frame>
        <draw:frame draw:style-name="gr23" draw:text-style-name="P4" draw:layer="layout" svg:width="8.236cm" svg:height="0.963cm" svg:x="2.5cm" svg:y="1.5cm">
          <draw:text-box>
            <text:p text:style-name="P4"><text:span text:style-name="T2">GUI (Isännöitsijä) Taloyhtiöt</text:span></text:p>
          </draw:text-box>
        </draw:frame>
        <draw:custom-shape draw:style-name="gr6" draw:text-style-name="P5" draw:layer="layout" svg:width="1.2cm" svg:height="1.1cm" svg:x="3cm" svg:y="3.7cm">
          <text:p text:style-name="P5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9"/>
        <draw:frame draw:style-name="gr14" draw:text-style-name="P3" draw:layer="layout" svg:width="3.309cm" svg:height="0.64cm" svg:x="14.291cm" svg:y="4.76cm">
          <draw:text-box>
            <text:p text:style-name="P10"><text:span text:style-name="T1">Maija Meikäläinen</text:span></text:p>
          </draw:text-box>
        </draw:frame>
        <draw:rect draw:style-name="gr24" draw:text-style-name="P9" draw:layer="layout" svg:width="10.8cm" svg:height="0.6cm" svg:x="3.6cm" svg:y="7.3cm">
          <text:p text:style-name="P11"><text:span text:style-name="T1">Yhtiön nimi abcd 12345 6789</text:span></text:p>
        </draw:rect>
        <draw:rect draw:style-name="gr24" draw:text-style-name="P13" draw:layer="layout" svg:width="0.6cm" svg:height="0.6cm" svg:x="3cm" svg:y="7.3cm">
          <text:p text:style-name="P12"><text:span text:style-name="T1">*</text:span></text:p>
        </draw:rect>
        <draw:rect draw:style-name="gr24" draw:text-style-name="P13" draw:layer="layout" svg:width="0.6cm" svg:height="0.6cm" svg:x="15.6cm" svg:y="7.3cm">
          <text:p text:style-name="P12"><text:span text:style-name="T1">I</text:span></text:p>
        </draw:rect>
        <draw:rect draw:style-name="gr24" draw:text-style-name="P13" draw:layer="layout" svg:width="0.6cm" svg:height="0.6cm" svg:x="16.2cm" svg:y="7.3cm">
          <text:p text:style-name="P12"><text:span text:style-name="T1">V</text:span></text:p>
        </draw:rect>
        <draw:rect draw:style-name="gr24" draw:text-style-name="P13" draw:layer="layout" svg:width="0.6cm" svg:height="0.6cm" svg:x="16.8cm" svg:y="7.3cm">
          <text:p text:style-name="P12"><text:span text:style-name="T1">P</text:span></text:p>
        </draw:rect>
        <draw:rect draw:style-name="gr24" draw:text-style-name="P13" draw:layer="layout" svg:width="0.6cm" svg:height="0.6cm" svg:x="17.4cm" svg:y="7.3cm">
          <text:p text:style-name="P12"><text:span text:style-name="T1">A</text:span></text:p>
        </draw:rect>
        <draw:rect draw:style-name="gr24" draw:text-style-name="P13" draw:layer="layout" svg:width="0.6cm" svg:height="0.6cm" svg:x="14.4cm" svg:y="7.3cm">
          <text:p text:style-name="P12"><text:span text:style-name="T1">Ha</text:span></text:p>
        </draw:rect>
        <draw:frame draw:style-name="gr7" draw:text-style-name="P3" draw:layer="layout" svg:width="1.45cm" svg:height="0.64cm" svg:x="13.65cm" svg:y="5.56cm">
          <draw:text-box>
            <text:p text:style-name="P10"><text:span text:style-name="T1">Viestit</text:span></text:p>
          </draw:text-box>
        </draw:frame>
        <draw:frame draw:style-name="gr8" draw:text-style-name="P3" draw:layer="layout" svg:width="2.191cm" svg:height="0.64cm" svg:x="11.609cm" svg:y="5.56cm">
          <draw:text-box>
            <text:p text:style-name="P10"><text:span text:style-name="T1">Ilmoitukset</text:span></text:p>
          </draw:text-box>
        </draw:frame>
        <draw:frame draw:style-name="gr10" draw:text-style-name="P3" draw:layer="layout" svg:width="2.051cm" svg:height="0.64cm" svg:x="16.549cm" svg:y="5.56cm">
          <draw:text-box>
            <text:p text:style-name="P10"><text:span text:style-name="T1">Asetukset</text:span></text:p>
          </draw:text-box>
        </draw:frame>
        <draw:frame draw:style-name="gr18" draw:text-style-name="P3" draw:layer="layout" svg:width="1.742cm" svg:height="0.64cm" svg:x="15cm" svg:y="5.56cm">
          <draw:text-box>
            <text:p text:style-name="P10"><text:span text:style-name="T1">Palvelut</text:span></text:p>
          </draw:text-box>
        </draw:frame>
        <draw:frame draw:style-name="gr20" draw:text-style-name="P3" draw:layer="layout" svg:width="1.772cm" svg:height="0.64cm" svg:x="10.025cm" svg:y="5.56cm">
          <draw:text-box>
            <text:p text:style-name="P10"><text:span text:style-name="T1">Henkilöt</text:span></text:p>
          </draw:text-box>
        </draw:frame>
        <draw:frame draw:style-name="gr21" draw:text-style-name="P3" draw:layer="layout" svg:width="1.975cm" svg:height="0.64cm" svg:x="8.2cm" svg:y="5.56cm">
          <draw:text-box>
            <text:p text:style-name="P10"><text:span text:style-name="T1">Taloyhtiöt</text:span></text:p>
          </draw:text-box>
        </draw:frame>
        <draw:rect draw:style-name="gr24" draw:text-style-name="P13" draw:layer="layout" svg:width="0.6cm" svg:height="0.6cm" svg:x="15cm" svg:y="7.3cm">
          <text:p text:style-name="P12"><text:span text:style-name="T1">He</text:span></text:p>
        </draw:rect>
        <draw:rect draw:style-name="gr24" draw:text-style-name="P9" draw:layer="layout" svg:width="10.8cm" svg:height="0.6cm" svg:x="3.6cm" svg:y="7.9cm">
          <text:p text:style-name="P11"><text:span text:style-name="T1">Yhtiön nimi abcd 12345 6789</text:span></text:p>
        </draw:rect>
        <draw:rect draw:style-name="gr24" draw:text-style-name="P13" draw:layer="layout" svg:width="0.6cm" svg:height="0.6cm" svg:x="3cm" svg:y="7.9cm">
          <text:p text:style-name="P12"><text:span text:style-name="T1">*</text:span></text:p>
        </draw:rect>
        <draw:rect draw:style-name="gr24" draw:text-style-name="P13" draw:layer="layout" svg:width="0.6cm" svg:height="0.6cm" svg:x="15.6cm" svg:y="7.9cm">
          <text:p text:style-name="P12"><text:span text:style-name="T1">I</text:span></text:p>
        </draw:rect>
        <draw:rect draw:style-name="gr24" draw:text-style-name="P13" draw:layer="layout" svg:width="0.6cm" svg:height="0.6cm" svg:x="16.2cm" svg:y="7.9cm">
          <text:p text:style-name="P12"><text:span text:style-name="T1">V</text:span></text:p>
        </draw:rect>
        <draw:rect draw:style-name="gr24" draw:text-style-name="P13" draw:layer="layout" svg:width="0.6cm" svg:height="0.6cm" svg:x="16.8cm" svg:y="7.9cm">
          <text:p text:style-name="P12"><text:span text:style-name="T1">P</text:span></text:p>
        </draw:rect>
        <draw:rect draw:style-name="gr24" draw:text-style-name="P13" draw:layer="layout" svg:width="0.6cm" svg:height="0.6cm" svg:x="17.4cm" svg:y="7.9cm">
          <text:p text:style-name="P12"><text:span text:style-name="T1">A</text:span></text:p>
        </draw:rect>
        <draw:rect draw:style-name="gr24" draw:text-style-name="P13" draw:layer="layout" svg:width="0.6cm" svg:height="0.6cm" svg:x="14.4cm" svg:y="7.9cm">
          <text:p text:style-name="P12"><text:span text:style-name="T1">Ha</text:span></text:p>
        </draw:rect>
        <draw:rect draw:style-name="gr24" draw:text-style-name="P13" draw:layer="layout" svg:width="0.6cm" svg:height="0.6cm" svg:x="15cm" svg:y="7.9cm">
          <text:p text:style-name="P12"><text:span text:style-name="T1">He</text:span></text:p>
        </draw:rect>
        <draw:rect draw:style-name="gr24" draw:text-style-name="P9" draw:layer="layout" svg:width="10.8cm" svg:height="0.6cm" svg:x="3.6cm" svg:y="8.5cm">
          <text:p text:style-name="P11"><text:span text:style-name="T1">Yhtiön nimi abcd 12345 6789</text:span></text:p>
        </draw:rect>
        <draw:rect draw:style-name="gr24" draw:text-style-name="P13" draw:layer="layout" svg:width="0.6cm" svg:height="0.6cm" svg:x="3cm" svg:y="8.5cm">
          <text:p text:style-name="P12"><text:span text:style-name="T1">*</text:span></text:p>
        </draw:rect>
        <draw:rect draw:style-name="gr24" draw:text-style-name="P13" draw:layer="layout" svg:width="0.6cm" svg:height="0.6cm" svg:x="15.6cm" svg:y="8.5cm">
          <text:p text:style-name="P12"><text:span text:style-name="T1">I</text:span></text:p>
        </draw:rect>
        <draw:rect draw:style-name="gr24" draw:text-style-name="P13" draw:layer="layout" svg:width="0.6cm" svg:height="0.6cm" svg:x="16.2cm" svg:y="8.5cm">
          <text:p text:style-name="P12"><text:span text:style-name="T1">V</text:span></text:p>
        </draw:rect>
        <draw:rect draw:style-name="gr24" draw:text-style-name="P13" draw:layer="layout" svg:width="0.6cm" svg:height="0.6cm" svg:x="16.8cm" svg:y="8.5cm">
          <text:p text:style-name="P12"><text:span text:style-name="T1">P</text:span></text:p>
        </draw:rect>
        <draw:rect draw:style-name="gr24" draw:text-style-name="P13" draw:layer="layout" svg:width="0.6cm" svg:height="0.6cm" svg:x="17.4cm" svg:y="8.5cm">
          <text:p text:style-name="P12"><text:span text:style-name="T1">A</text:span></text:p>
        </draw:rect>
        <draw:rect draw:style-name="gr24" draw:text-style-name="P13" draw:layer="layout" svg:width="0.6cm" svg:height="0.6cm" svg:x="14.4cm" svg:y="8.5cm">
          <text:p text:style-name="P12"><text:span text:style-name="T1">Ha</text:span></text:p>
        </draw:rect>
        <draw:rect draw:style-name="gr24" draw:text-style-name="P13" draw:layer="layout" svg:width="0.6cm" svg:height="0.6cm" svg:x="15cm" svg:y="8.5cm">
          <text:p text:style-name="P12"><text:span text:style-name="T1">He</text:span></text:p>
        </draw:rect>
        <draw:rect draw:style-name="gr24" draw:text-style-name="P9" draw:layer="layout" svg:width="10.8cm" svg:height="0.6cm" svg:x="3.6cm" svg:y="9.1cm">
          <text:p text:style-name="P11"><text:span text:style-name="T1">Yhtiön nimi abcd 12345 6789</text:span></text:p>
        </draw:rect>
        <draw:rect draw:style-name="gr24" draw:text-style-name="P13" draw:layer="layout" svg:width="0.6cm" svg:height="0.6cm" svg:x="3cm" svg:y="9.1cm">
          <text:p text:style-name="P12"><text:span text:style-name="T1">*</text:span></text:p>
        </draw:rect>
        <draw:rect draw:style-name="gr24" draw:text-style-name="P13" draw:layer="layout" svg:width="0.6cm" svg:height="0.6cm" svg:x="15.6cm" svg:y="9.1cm">
          <text:p text:style-name="P12"><text:span text:style-name="T1">I</text:span></text:p>
        </draw:rect>
        <draw:rect draw:style-name="gr24" draw:text-style-name="P13" draw:layer="layout" svg:width="0.6cm" svg:height="0.6cm" svg:x="16.2cm" svg:y="9.1cm">
          <text:p text:style-name="P12"><text:span text:style-name="T1">V</text:span></text:p>
        </draw:rect>
        <draw:rect draw:style-name="gr24" draw:text-style-name="P13" draw:layer="layout" svg:width="0.6cm" svg:height="0.6cm" svg:x="16.8cm" svg:y="9.1cm">
          <text:p text:style-name="P12"><text:span text:style-name="T1">P</text:span></text:p>
        </draw:rect>
        <draw:rect draw:style-name="gr24" draw:text-style-name="P13" draw:layer="layout" svg:width="0.6cm" svg:height="0.6cm" svg:x="17.4cm" svg:y="9.1cm">
          <text:p text:style-name="P12"><text:span text:style-name="T1">A</text:span></text:p>
        </draw:rect>
        <draw:rect draw:style-name="gr24" draw:text-style-name="P13" draw:layer="layout" svg:width="0.6cm" svg:height="0.6cm" svg:x="14.4cm" svg:y="9.1cm">
          <text:p text:style-name="P12"><text:span text:style-name="T1">Ha</text:span></text:p>
        </draw:rect>
        <draw:rect draw:style-name="gr24" draw:text-style-name="P13" draw:layer="layout" svg:width="0.6cm" svg:height="0.6cm" svg:x="15cm" svg:y="9.1cm">
          <text:p text:style-name="P12"><text:span text:style-name="T1">He</text:span></text:p>
        </draw:rect>
        <draw:rect draw:style-name="gr24" draw:text-style-name="P9" draw:layer="layout" svg:width="10.8cm" svg:height="0.6cm" svg:x="3.6cm" svg:y="9.7cm">
          <text:p text:style-name="P11"><text:span text:style-name="T1">Yhtiön nimi abcd 12345 6789</text:span></text:p>
        </draw:rect>
        <draw:rect draw:style-name="gr24" draw:text-style-name="P13" draw:layer="layout" svg:width="0.6cm" svg:height="0.6cm" svg:x="3cm" svg:y="9.7cm">
          <text:p text:style-name="P12"><text:span text:style-name="T1">*</text:span></text:p>
        </draw:rect>
        <draw:rect draw:style-name="gr24" draw:text-style-name="P13" draw:layer="layout" svg:width="0.6cm" svg:height="0.6cm" svg:x="15.6cm" svg:y="9.7cm">
          <text:p text:style-name="P12"><text:span text:style-name="T1">I</text:span></text:p>
        </draw:rect>
        <draw:rect draw:style-name="gr24" draw:text-style-name="P13" draw:layer="layout" svg:width="0.6cm" svg:height="0.6cm" svg:x="16.2cm" svg:y="9.7cm">
          <text:p text:style-name="P12"><text:span text:style-name="T1">V</text:span></text:p>
        </draw:rect>
        <draw:rect draw:style-name="gr24" draw:text-style-name="P13" draw:layer="layout" svg:width="0.6cm" svg:height="0.6cm" svg:x="16.8cm" svg:y="9.7cm">
          <text:p text:style-name="P12"><text:span text:style-name="T1">P</text:span></text:p>
        </draw:rect>
        <draw:rect draw:style-name="gr24" draw:text-style-name="P13" draw:layer="layout" svg:width="0.6cm" svg:height="0.6cm" svg:x="17.4cm" svg:y="9.7cm">
          <text:p text:style-name="P12"><text:span text:style-name="T1">A</text:span></text:p>
        </draw:rect>
        <draw:rect draw:style-name="gr24" draw:text-style-name="P13" draw:layer="layout" svg:width="0.6cm" svg:height="0.6cm" svg:x="14.4cm" svg:y="9.7cm">
          <text:p text:style-name="P12"><text:span text:style-name="T1">Ha</text:span></text:p>
        </draw:rect>
        <draw:rect draw:style-name="gr24" draw:text-style-name="P13" draw:layer="layout" svg:width="0.6cm" svg:height="0.6cm" svg:x="15cm" svg:y="9.7cm">
          <text:p text:style-name="P12"><text:span text:style-name="T1">He</text:span></text:p>
        </draw:rect>
        <draw:rect draw:style-name="gr24" draw:text-style-name="P9" draw:layer="layout" svg:width="10.8cm" svg:height="0.6cm" svg:x="3.6cm" svg:y="14.2cm">
          <text:p text:style-name="P11"><text:span text:style-name="T1">Yhtiön nimi abcd 12345 6789</text:span></text:p>
        </draw:rect>
        <draw:rect draw:style-name="gr24" draw:text-style-name="P13" draw:layer="layout" svg:width="0.6cm" svg:height="0.6cm" svg:x="3cm" svg:y="14.2cm">
          <text:p text:style-name="P12"><text:span text:style-name="T1">*</text:span></text:p>
        </draw:rect>
        <draw:rect draw:style-name="gr24" draw:text-style-name="P13" draw:layer="layout" svg:width="0.6cm" svg:height="0.6cm" svg:x="15.6cm" svg:y="14.2cm">
          <text:p text:style-name="P12"><text:span text:style-name="T1">I</text:span></text:p>
        </draw:rect>
        <draw:rect draw:style-name="gr24" draw:text-style-name="P13" draw:layer="layout" svg:width="0.6cm" svg:height="0.6cm" svg:x="16.2cm" svg:y="14.2cm">
          <text:p text:style-name="P12"><text:span text:style-name="T1">V</text:span></text:p>
        </draw:rect>
        <draw:rect draw:style-name="gr24" draw:text-style-name="P13" draw:layer="layout" svg:width="0.6cm" svg:height="0.6cm" svg:x="16.8cm" svg:y="14.2cm">
          <text:p text:style-name="P12"><text:span text:style-name="T1">P</text:span></text:p>
        </draw:rect>
        <draw:rect draw:style-name="gr24" draw:text-style-name="P13" draw:layer="layout" svg:width="0.6cm" svg:height="0.6cm" svg:x="17.4cm" svg:y="14.2cm">
          <text:p text:style-name="P12"><text:span text:style-name="T1">A</text:span></text:p>
        </draw:rect>
        <draw:rect draw:style-name="gr24" draw:text-style-name="P13" draw:layer="layout" svg:width="0.6cm" svg:height="0.6cm" svg:x="14.4cm" svg:y="14.2cm">
          <text:p text:style-name="P12"><text:span text:style-name="T1">Ha</text:span></text:p>
        </draw:rect>
        <draw:rect draw:style-name="gr24" draw:text-style-name="P13" draw:layer="layout" svg:width="0.6cm" svg:height="0.6cm" svg:x="15cm" svg:y="14.2cm">
          <text:p text:style-name="P12"><text:span text:style-name="T1">He</text:span></text:p>
        </draw:rect>
        <draw:rect draw:style-name="gr24" draw:text-style-name="P9" draw:layer="layout" svg:width="10.8cm" svg:height="0.6cm" svg:x="3.6cm" svg:y="14.8cm">
          <text:p text:style-name="P11"><text:span text:style-name="T1">Yhtiön nimi abcd 12345 6789</text:span></text:p>
        </draw:rect>
        <draw:rect draw:style-name="gr24" draw:text-style-name="P13" draw:layer="layout" svg:width="0.6cm" svg:height="0.6cm" svg:x="3cm" svg:y="14.8cm">
          <text:p text:style-name="P12"><text:span text:style-name="T1">*</text:span></text:p>
        </draw:rect>
        <draw:rect draw:style-name="gr24" draw:text-style-name="P13" draw:layer="layout" svg:width="0.6cm" svg:height="0.6cm" svg:x="15.6cm" svg:y="14.8cm">
          <text:p text:style-name="P12"><text:span text:style-name="T1">I</text:span></text:p>
        </draw:rect>
        <draw:rect draw:style-name="gr24" draw:text-style-name="P13" draw:layer="layout" svg:width="0.6cm" svg:height="0.6cm" svg:x="16.2cm" svg:y="14.8cm">
          <text:p text:style-name="P12"><text:span text:style-name="T1">V</text:span></text:p>
        </draw:rect>
        <draw:rect draw:style-name="gr24" draw:text-style-name="P13" draw:layer="layout" svg:width="0.6cm" svg:height="0.6cm" svg:x="16.8cm" svg:y="14.8cm">
          <text:p text:style-name="P12"><text:span text:style-name="T1">P</text:span></text:p>
        </draw:rect>
        <draw:rect draw:style-name="gr24" draw:text-style-name="P13" draw:layer="layout" svg:width="0.6cm" svg:height="0.6cm" svg:x="17.4cm" svg:y="14.8cm">
          <text:p text:style-name="P12"><text:span text:style-name="T1">A</text:span></text:p>
        </draw:rect>
        <draw:rect draw:style-name="gr24" draw:text-style-name="P13" draw:layer="layout" svg:width="0.6cm" svg:height="0.6cm" svg:x="14.4cm" svg:y="14.8cm">
          <text:p text:style-name="P12"><text:span text:style-name="T1">Ha</text:span></text:p>
        </draw:rect>
        <draw:rect draw:style-name="gr24" draw:text-style-name="P13" draw:layer="layout" svg:width="0.6cm" svg:height="0.6cm" svg:x="15cm" svg:y="14.8cm">
          <text:p text:style-name="P12"><text:span text:style-name="T1">He</text:span></text:p>
        </draw:rect>
        <draw:control draw:style-name="standard" draw:text-style-name="P2" draw:layer="controls" svg:width="9.3cm" svg:height="0.6cm" svg:x="3.6cm" svg:y="6.6cm" draw:control="control10"/>
        <draw:control draw:style-name="standard" draw:text-style-name="P6" draw:layer="controls" svg:width="0.5cm" svg:height="0.5cm" svg:x="3cm" svg:y="6.6cm" draw:control="control11"/>
        <draw:control draw:style-name="standard" draw:text-style-name="P6" draw:layer="controls" svg:width="0.5cm" svg:height="0.5cm" svg:x="13.8cm" svg:y="6.6cm" draw:control="control12"/>
        <draw:control draw:style-name="standard" draw:text-style-name="P6" draw:layer="controls" svg:width="0.5cm" svg:height="0.5cm" svg:x="13.1cm" svg:y="6.6cm" draw:control="control13"/>
        <draw:frame draw:style-name="gr25" draw:text-style-name="P4" draw:layer="layout" svg:width="0.985cm" svg:height="0.687cm" svg:x="17.1cm" svg:y="10.3cm">
          <draw:text-box>
            <text:p text:style-name="P4"><text:span text:style-name="T3">[X]</text:span></text:p>
          </draw:text-box>
        </draw:frame>
        <draw:frame draw:style-name="gr26" draw:text-style-name="P3" draw:layer="layout" svg:width="1.565cm" svg:height="0.64cm" svg:x="3.2cm" svg:y="10.5cm">
          <draw:text-box>
            <text:p text:style-name="P10"><text:span text:style-name="T1">Tieto 1</text:span></text:p>
          </draw:text-box>
        </draw:frame>
        <draw:frame draw:style-name="gr26" draw:text-style-name="P3" draw:layer="layout" svg:width="1.565cm" svg:height="0.64cm" svg:x="9.5cm" svg:y="10.5cm">
          <draw:text-box>
            <text:p text:style-name="P10"><text:span text:style-name="T1">Tieto 3</text:span></text:p>
          </draw:text-box>
        </draw:frame>
        <draw:frame draw:style-name="gr26" draw:text-style-name="P3" draw:layer="layout" svg:width="1.565cm" svg:height="0.64cm" svg:x="3.2cm" svg:y="11.26cm">
          <draw:text-box>
            <text:p text:style-name="P10"><text:span text:style-name="T1">Tieto 2</text:span></text:p>
          </draw:text-box>
        </draw:frame>
        <draw:frame draw:style-name="gr26" draw:text-style-name="P3" draw:layer="layout" svg:width="1.565cm" svg:height="0.64cm" svg:x="3.2cm" svg:y="11.96cm">
          <draw:text-box>
            <text:p text:style-name="P10"><text:span text:style-name="T1">Tieto 3</text:span></text:p>
          </draw:text-box>
        </draw:frame>
        <draw:frame draw:style-name="gr26" draw:text-style-name="P3" draw:layer="layout" svg:width="1.565cm" svg:height="0.64cm" svg:x="9.482cm" svg:y="11.2cm">
          <draw:text-box>
            <text:p text:style-name="P10"><text:span text:style-name="T1">Tieto 4</text:span></text:p>
          </draw:text-box>
        </draw:frame>
        <draw:frame draw:style-name="gr26" draw:text-style-name="P9" draw:layer="layout" svg:width="1.565cm" svg:height="0.64cm" svg:x="9.5cm" svg:y="11.9cm">
          <draw:text-box>
            <text:p text:style-name="P10"><text:span text:style-name="T1">Tieto 5</text:span></text:p>
          </draw:text-box>
        </draw:frame>
        <draw:frame draw:style-name="gr26" draw:text-style-name="P3" draw:layer="layout" svg:width="1.565cm" svg:height="0.64cm" svg:x="9.5cm" svg:y="12.6cm">
          <draw:text-box>
            <text:p text:style-name="P10"><text:span text:style-name="T1">Tieto 6</text:span></text:p>
          </draw:text-box>
        </draw:frame>
        <draw:control draw:style-name="standard" draw:text-style-name="P2" draw:layer="controls" svg:width="4cm" svg:height="0.6cm" svg:x="5.1cm" svg:y="10.5cm" draw:control="control14"/>
        <draw:control draw:style-name="standard" draw:text-style-name="P2" draw:layer="controls" svg:width="4cm" svg:height="0.6cm" svg:x="12.5cm" svg:y="10.5cm" draw:control="control15"/>
        <draw:control draw:style-name="standard" draw:text-style-name="P2" draw:layer="controls" svg:width="4cm" svg:height="0.6cm" svg:x="5.1cm" svg:y="11.26cm" draw:control="control16"/>
        <draw:control draw:style-name="standard" draw:text-style-name="P2" draw:layer="controls" svg:width="4cm" svg:height="0.6cm" svg:x="5.1cm" svg:y="11.96cm" draw:control="control17"/>
        <draw:control draw:style-name="standard" draw:text-style-name="P2" draw:layer="controls" svg:width="4cm" svg:height="0.6cm" svg:x="12.5cm" svg:y="11.2cm" draw:control="control18"/>
        <draw:control draw:style-name="standard" draw:text-style-name="P2" draw:layer="controls" svg:width="4cm" svg:height="0.6cm" svg:x="12.5cm" svg:y="11.9cm" draw:control="control19"/>
        <draw:control draw:style-name="standard" draw:text-style-name="P2" draw:layer="controls" svg:width="4cm" svg:height="0.6cm" svg:x="12.5cm" svg:y="12.6cm" draw:control="control20"/>
        <draw:control draw:style-name="standard" draw:text-style-name="P6" draw:layer="controls" svg:width="3.4cm" svg:height="0.6cm" svg:x="13.1cm" svg:y="13.4cm" draw:control="control21"/>
        <draw:frame draw:style-name="gr27" draw:text-style-name="P15" draw:layer="layout" svg:width="3.063cm" svg:height="0.603cm" draw:transform="rotate (1.5707963267946) translate (17.297cm 13.8cm)">
          <draw:text-box>
            <text:p text:style-name="P14"><text:span text:style-name="T4">TALLENTAMATTA</text:span></text:p>
          </draw:text-box>
        </draw:frame>
      </draw:page>
      <draw:page draw:name="page4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22" form:id="control22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23" form:id="control23" form:current-value="Haku nimellä" form:value="Haku nimellä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button form:name="Push Button 1" form:control-implementation="ooo:com.sun.star.form.component.CommandButton" xml:id="control24" form:id="control24" form:label="S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25" form:id="control25" form:label="S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26" form:id="control26" form:label="SY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27" form:id="control27" form:current-value="Haku nimellä" form:value="Haku nimellä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button form:name="Push Button 1" form:control-implementation="ooo:com.sun.star.form.component.CommandButton" xml:id="control28" form:id="control28" form:label="S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29" form:id="control29" form:label="SY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button form:name="Push Button 2" form:control-implementation="ooo:com.sun.star.form.component.CommandButton" xml:id="control37" form:id="control37" form:label="Tallenna muutokset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22" draw:text-style-name="P1" draw:layer="layout" svg:width="15cm" svg:height="3.9cm" svg:x="3cm" svg:y="10.3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6cm" svg:height="19.3cm" svg:x="2.5cm" svg:y="3cm">
          <text:p/>
        </draw:rect>
        <draw:frame draw:style-name="gr16" draw:text-style-name="P4" draw:layer="layout" svg:width="4.693cm" svg:height="0.963cm" svg:x="4.3cm" svg:y="3.837cm">
          <draw:text-box>
            <text:p text:style-name="P4"><text:span text:style-name="T2">O1 Isännöitsijä</text:span></text:p>
          </draw:text-box>
        </draw:frame>
        <draw:frame draw:style-name="gr28" draw:text-style-name="P4" draw:layer="layout" svg:width="7.864cm" svg:height="0.963cm" svg:x="2.5cm" svg:y="1.5cm">
          <draw:text-box>
            <text:p text:style-name="P4"><text:span text:style-name="T2">GUI (Isännöitsijä) Henkilöt</text:span></text:p>
          </draw:text-box>
        </draw:frame>
        <draw:custom-shape draw:style-name="gr6" draw:text-style-name="P5" draw:layer="layout" svg:width="1.2cm" svg:height="1.1cm" svg:x="3cm" svg:y="3.7cm">
          <text:p text:style-name="P5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22"/>
        <draw:frame draw:style-name="gr14" draw:text-style-name="P3" draw:layer="layout" svg:width="3.309cm" svg:height="0.64cm" svg:x="14.291cm" svg:y="4.76cm">
          <draw:text-box>
            <text:p text:style-name="P10"><text:span text:style-name="T1">Maija Meikäläinen</text:span></text:p>
          </draw:text-box>
        </draw:frame>
        <draw:rect draw:style-name="gr24" draw:text-style-name="P9" draw:layer="layout" svg:width="7.2cm" svg:height="0.6cm" svg:x="3.6cm" svg:y="7.3cm">
          <text:p text:style-name="P11"><text:span text:style-name="T1">Henkilön nimi</text:span></text:p>
        </draw:rect>
        <draw:rect draw:style-name="gr24" draw:text-style-name="P13" draw:layer="layout" svg:width="0.6cm" svg:height="0.6cm" svg:x="3cm" svg:y="7.3cm">
          <text:p text:style-name="P12"><text:span text:style-name="T1">*</text:span></text:p>
        </draw:rect>
        <draw:frame draw:style-name="gr7" draw:text-style-name="P3" draw:layer="layout" svg:width="1.45cm" svg:height="0.64cm" svg:x="13.65cm" svg:y="5.56cm">
          <draw:text-box>
            <text:p text:style-name="P10"><text:span text:style-name="T1">Viestit</text:span></text:p>
          </draw:text-box>
        </draw:frame>
        <draw:frame draw:style-name="gr8" draw:text-style-name="P3" draw:layer="layout" svg:width="2.191cm" svg:height="0.64cm" svg:x="11.609cm" svg:y="5.56cm">
          <draw:text-box>
            <text:p text:style-name="P10"><text:span text:style-name="T1">Ilmoitukset</text:span></text:p>
          </draw:text-box>
        </draw:frame>
        <draw:frame draw:style-name="gr10" draw:text-style-name="P3" draw:layer="layout" svg:width="2.051cm" svg:height="0.64cm" svg:x="16.549cm" svg:y="5.56cm">
          <draw:text-box>
            <text:p text:style-name="P10"><text:span text:style-name="T1">Asetukset</text:span></text:p>
          </draw:text-box>
        </draw:frame>
        <draw:frame draw:style-name="gr18" draw:text-style-name="P3" draw:layer="layout" svg:width="1.742cm" svg:height="0.64cm" svg:x="15cm" svg:y="5.56cm">
          <draw:text-box>
            <text:p text:style-name="P10"><text:span text:style-name="T1">Palvelut</text:span></text:p>
          </draw:text-box>
        </draw:frame>
        <draw:frame draw:style-name="gr20" draw:text-style-name="P3" draw:layer="layout" svg:width="1.772cm" svg:height="0.64cm" svg:x="10.025cm" svg:y="5.56cm">
          <draw:text-box>
            <text:p text:style-name="P10"><text:span text:style-name="T1">Henkilöt</text:span></text:p>
          </draw:text-box>
        </draw:frame>
        <draw:frame draw:style-name="gr21" draw:text-style-name="P3" draw:layer="layout" svg:width="1.975cm" svg:height="0.64cm" svg:x="8.2cm" svg:y="5.56cm">
          <draw:text-box>
            <text:p text:style-name="P10"><text:span text:style-name="T1">Taloyhtiöt</text:span></text:p>
          </draw:text-box>
        </draw:frame>
        <draw:control draw:style-name="standard" draw:text-style-name="P2" draw:layer="controls" svg:width="5.6cm" svg:height="0.6cm" svg:x="3.7cm" svg:y="6.6cm" draw:control="control23"/>
        <draw:control draw:style-name="standard" draw:text-style-name="P6" draw:layer="controls" svg:width="0.5cm" svg:height="0.5cm" svg:x="3cm" svg:y="6.6cm" draw:control="control24"/>
        <draw:control draw:style-name="standard" draw:text-style-name="P6" draw:layer="controls" svg:width="0.5cm" svg:height="0.5cm" svg:x="10.2cm" svg:y="6.6cm" draw:control="control25"/>
        <draw:control draw:style-name="standard" draw:text-style-name="P6" draw:layer="controls" svg:width="0.5cm" svg:height="0.5cm" svg:x="9.5cm" svg:y="6.6cm" draw:control="control26"/>
        <draw:rect draw:style-name="gr24" draw:text-style-name="P9" draw:layer="layout" svg:width="7.2cm" svg:height="0.6cm" svg:x="10.8cm" svg:y="7.3cm">
          <text:p text:style-name="P11"><text:span text:style-name="T1">Yhtiön nimi</text:span></text:p>
        </draw:rect>
        <draw:control draw:style-name="standard" draw:text-style-name="P2" draw:layer="controls" svg:width="5.6cm" svg:height="0.6cm" svg:x="10.9cm" svg:y="6.6cm" draw:control="control27"/>
        <draw:control draw:style-name="standard" draw:text-style-name="P6" draw:layer="controls" svg:width="0.5cm" svg:height="0.5cm" svg:x="17.4cm" svg:y="6.6cm" draw:control="control28"/>
        <draw:control draw:style-name="standard" draw:text-style-name="P6" draw:layer="controls" svg:width="0.5cm" svg:height="0.5cm" svg:x="16.7cm" svg:y="6.6cm" draw:control="control29"/>
        <draw:rect draw:style-name="gr24" draw:text-style-name="P9" draw:layer="layout" svg:width="7.2cm" svg:height="0.6cm" svg:x="3.6cm" svg:y="7.9cm">
          <text:p text:style-name="P11"><text:span text:style-name="T1">Henkilön nimi</text:span></text:p>
        </draw:rect>
        <draw:rect draw:style-name="gr24" draw:text-style-name="P13" draw:layer="layout" svg:width="0.6cm" svg:height="0.6cm" svg:x="3cm" svg:y="7.9cm">
          <text:p text:style-name="P12"><text:span text:style-name="T1">*</text:span></text:p>
        </draw:rect>
        <draw:rect draw:style-name="gr24" draw:text-style-name="P9" draw:layer="layout" svg:width="7.2cm" svg:height="0.6cm" svg:x="10.8cm" svg:y="7.9cm">
          <text:p text:style-name="P11"><text:span text:style-name="T1">Yhtiön nimi</text:span></text:p>
        </draw:rect>
        <draw:rect draw:style-name="gr24" draw:text-style-name="P9" draw:layer="layout" svg:width="7.2cm" svg:height="0.6cm" svg:x="3.6cm" svg:y="8.5cm">
          <text:p text:style-name="P11"><text:span text:style-name="T1">Henkilön nimi</text:span></text:p>
        </draw:rect>
        <draw:rect draw:style-name="gr24" draw:text-style-name="P13" draw:layer="layout" svg:width="0.6cm" svg:height="0.6cm" svg:x="3cm" svg:y="8.5cm">
          <text:p text:style-name="P12"><text:span text:style-name="T1">*</text:span></text:p>
        </draw:rect>
        <draw:rect draw:style-name="gr24" draw:text-style-name="P9" draw:layer="layout" svg:width="7.2cm" svg:height="0.6cm" svg:x="10.8cm" svg:y="8.5cm">
          <text:p text:style-name="P11"><text:span text:style-name="T1">Yhtiön nimi</text:span></text:p>
        </draw:rect>
        <draw:rect draw:style-name="gr24" draw:text-style-name="P9" draw:layer="layout" svg:width="7.2cm" svg:height="0.6cm" svg:x="3.6cm" svg:y="9.1cm">
          <text:p text:style-name="P11"><text:span text:style-name="T1">Henkilön nimi</text:span></text:p>
        </draw:rect>
        <draw:rect draw:style-name="gr24" draw:text-style-name="P13" draw:layer="layout" svg:width="0.6cm" svg:height="0.6cm" svg:x="3cm" svg:y="9.1cm">
          <text:p text:style-name="P12"><text:span text:style-name="T1">*</text:span></text:p>
        </draw:rect>
        <draw:rect draw:style-name="gr24" draw:text-style-name="P9" draw:layer="layout" svg:width="7.2cm" svg:height="0.6cm" svg:x="10.8cm" svg:y="9.1cm">
          <text:p text:style-name="P11"><text:span text:style-name="T1">Yhtiön nimi</text:span></text:p>
        </draw:rect>
        <draw:rect draw:style-name="gr24" draw:text-style-name="P9" draw:layer="layout" svg:width="7.2cm" svg:height="0.6cm" svg:x="3.6cm" svg:y="9.7cm">
          <text:p text:style-name="P11"><text:span text:style-name="T1">Henkilön nimi</text:span></text:p>
        </draw:rect>
        <draw:rect draw:style-name="gr24" draw:text-style-name="P13" draw:layer="layout" svg:width="0.6cm" svg:height="0.6cm" svg:x="3cm" svg:y="9.7cm">
          <text:p text:style-name="P12"><text:span text:style-name="T1">*</text:span></text:p>
        </draw:rect>
        <draw:rect draw:style-name="gr24" draw:text-style-name="P9" draw:layer="layout" svg:width="7.2cm" svg:height="0.6cm" svg:x="10.8cm" svg:y="9.7cm">
          <text:p text:style-name="P11"><text:span text:style-name="T1">Yhtiön nimi</text:span></text:p>
        </draw:rect>
        <draw:frame draw:style-name="gr25" draw:text-style-name="P4" draw:layer="layout" svg:width="0.985cm" svg:height="0.687cm" svg:x="17.1cm" svg:y="10.3cm">
          <draw:text-box>
            <text:p text:style-name="P4"><text:span text:style-name="T3">[X]</text:span></text:p>
          </draw:text-box>
        </draw:frame>
        <draw:frame draw:style-name="gr29" draw:text-style-name="P3" draw:layer="layout" svg:width="1.675cm" svg:height="0.64cm" svg:x="3.2cm" svg:y="10.5cm">
          <draw:text-box>
            <text:p text:style-name="P10"><text:span text:style-name="T1">Etunimi</text:span></text:p>
          </draw:text-box>
        </draw:frame>
        <draw:control draw:style-name="standard" draw:text-style-name="P2" draw:layer="controls" svg:width="4cm" svg:height="0.6cm" svg:x="5.1cm" svg:y="10.5cm" draw:control="control30"/>
        <draw:frame draw:style-name="gr30" draw:text-style-name="P3" draw:layer="layout" svg:width="1.954cm" svg:height="0.64cm" svg:x="9.5cm" svg:y="10.5cm">
          <draw:text-box>
            <text:p text:style-name="P10"><text:span text:style-name="T1">Sukunimi</text:span></text:p>
          </draw:text-box>
        </draw:frame>
        <draw:control draw:style-name="standard" draw:text-style-name="P2" draw:layer="controls" svg:width="4cm" svg:height="0.6cm" svg:x="12.5cm" svg:y="10.5cm" draw:control="control31"/>
        <draw:frame draw:style-name="gr2" draw:text-style-name="P3" draw:layer="layout" svg:width="1.666cm" svg:height="0.64cm" svg:x="3.2cm" svg:y="11.26cm">
          <draw:text-box>
            <text:p text:style-name="P10"><text:span text:style-name="T1">Puhelin</text:span></text:p>
          </draw:text-box>
        </draw:frame>
        <draw:control draw:style-name="standard" draw:text-style-name="P2" draw:layer="controls" svg:width="4cm" svg:height="0.6cm" svg:x="5.1cm" svg:y="11.26cm" draw:control="control32"/>
        <draw:frame draw:style-name="gr31" draw:text-style-name="P3" draw:layer="layout" svg:width="1.501cm" svg:height="0.64cm" svg:x="3.2cm" svg:y="11.96cm">
          <draw:text-box>
            <text:p text:style-name="P10"><text:span text:style-name="T1">E-mail</text:span></text:p>
          </draw:text-box>
        </draw:frame>
        <draw:control draw:style-name="standard" draw:text-style-name="P2" draw:layer="controls" svg:width="4cm" svg:height="0.6cm" svg:x="5.1cm" svg:y="11.96cm" draw:control="control33"/>
        <draw:frame draw:style-name="gr32" draw:text-style-name="P3" draw:layer="layout" svg:width="1.518cm" svg:height="0.64cm" svg:x="9.482cm" svg:y="11.2cm">
          <draw:text-box>
            <text:p text:style-name="P10"><text:span text:style-name="T1">Osoite</text:span></text:p>
          </draw:text-box>
        </draw:frame>
        <draw:control draw:style-name="standard" draw:text-style-name="P2" draw:layer="controls" svg:width="4cm" svg:height="0.6cm" svg:x="12.5cm" svg:y="11.2cm" draw:control="control34"/>
        <draw:frame draw:style-name="gr33" draw:text-style-name="P9" draw:layer="layout" svg:width="1.789cm" svg:height="0.64cm" svg:x="9.5cm" svg:y="11.9cm">
          <draw:text-box>
            <text:p text:style-name="P11"><text:span text:style-name="T1">Postinro</text:span></text:p>
          </draw:text-box>
        </draw:frame>
        <draw:control draw:style-name="standard" draw:text-style-name="P2" draw:layer="controls" svg:width="4cm" svg:height="0.6cm" svg:x="12.5cm" svg:y="11.9cm" draw:control="control35"/>
        <draw:frame draw:style-name="gr34" draw:text-style-name="P3" draw:layer="layout" svg:width="3.05cm" svg:height="0.64cm" svg:x="9.5cm" svg:y="12.6cm">
          <draw:text-box>
            <text:p text:style-name="P10"><text:span text:style-name="T1">Postitoimipaikka</text:span></text:p>
          </draw:text-box>
        </draw:frame>
        <draw:control draw:style-name="standard" draw:text-style-name="P2" draw:layer="controls" svg:width="4cm" svg:height="0.6cm" svg:x="12.5cm" svg:y="12.6cm" draw:control="control36"/>
        <draw:control draw:style-name="standard" draw:text-style-name="P6" draw:layer="controls" svg:width="3.4cm" svg:height="0.6cm" svg:x="13.1cm" svg:y="13.4cm" draw:control="control37"/>
        <draw:frame draw:style-name="gr27" draw:text-style-name="P15" draw:layer="layout" svg:width="3.063cm" svg:height="0.603cm" draw:transform="rotate (1.5707963267946) translate (17.298cm 13.801cm)">
          <draw:text-box>
            <text:p text:style-name="P14"><text:span text:style-name="T4">TALLENTAMATTA</text:span></text:p>
          </draw:text-box>
        </draw:frame>
      </draw:page>
      <draw:page draw:name="page5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38" form:id="control38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39" form:id="control39" form:current-value="Haku nimellä" form:value="Haku nimellä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button form:name="Push Button 1" form:control-implementation="ooo:com.sun.star.form.component.CommandButton" xml:id="control40" form:id="control40" form:label="S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41" form:id="control41" form:label="S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42" form:id="control42" form:label="SY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43" form:id="control43" form:current-value="Haku nimellä" form:value="Haku nimellä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button form:name="Push Button 1" form:control-implementation="ooo:com.sun.star.form.component.CommandButton" xml:id="control44" form:id="control44" form:label="S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45" form:id="control45" form:label="SY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16" draw:text-style-name="P4" draw:layer="layout" svg:width="4.693cm" svg:height="0.963cm" svg:x="4.3cm" svg:y="3.837cm">
          <draw:text-box>
            <text:p text:style-name="P4"><text:span text:style-name="T2">O1 Isännöitsijä</text:span></text:p>
          </draw:text-box>
        </draw:frame>
        <draw:frame draw:style-name="gr35" draw:text-style-name="P4" draw:layer="layout" svg:width="8.609cm" svg:height="0.963cm" svg:x="2.5cm" svg:y="1.5cm">
          <draw:text-box>
            <text:p text:style-name="P4"><text:span text:style-name="T2">GUI (Isännöitsijä) Ilmoitukset</text:span></text:p>
          </draw:text-box>
        </draw:frame>
        <draw:custom-shape draw:style-name="gr6" draw:text-style-name="P5" draw:layer="layout" svg:width="1.2cm" svg:height="1.1cm" svg:x="3cm" svg:y="3.7cm">
          <text:p text:style-name="P5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38"/>
        <draw:frame draw:style-name="gr14" draw:text-style-name="P3" draw:layer="layout" svg:width="3.309cm" svg:height="0.64cm" svg:x="14.291cm" svg:y="4.76cm">
          <draw:text-box>
            <text:p text:style-name="P10"><text:span text:style-name="T1">Maija Meikäläinen</text:span></text:p>
          </draw:text-box>
        </draw:frame>
        <draw:frame draw:style-name="gr7" draw:text-style-name="P3" draw:layer="layout" svg:width="1.45cm" svg:height="0.64cm" svg:x="13.65cm" svg:y="5.56cm">
          <draw:text-box>
            <text:p text:style-name="P10"><text:span text:style-name="T1">Viestit</text:span></text:p>
          </draw:text-box>
        </draw:frame>
        <draw:frame draw:style-name="gr8" draw:text-style-name="P3" draw:layer="layout" svg:width="2.191cm" svg:height="0.64cm" svg:x="11.609cm" svg:y="5.56cm">
          <draw:text-box>
            <text:p text:style-name="P10"><text:span text:style-name="T1">Ilmoitukset</text:span></text:p>
          </draw:text-box>
        </draw:frame>
        <draw:frame draw:style-name="gr10" draw:text-style-name="P3" draw:layer="layout" svg:width="2.051cm" svg:height="0.64cm" svg:x="16.549cm" svg:y="5.56cm">
          <draw:text-box>
            <text:p text:style-name="P10"><text:span text:style-name="T1">Asetukset</text:span></text:p>
          </draw:text-box>
        </draw:frame>
        <draw:frame draw:style-name="gr18" draw:text-style-name="P3" draw:layer="layout" svg:width="1.742cm" svg:height="0.64cm" svg:x="15cm" svg:y="5.56cm">
          <draw:text-box>
            <text:p text:style-name="P10"><text:span text:style-name="T1">Palvelut</text:span></text:p>
          </draw:text-box>
        </draw:frame>
        <draw:frame draw:style-name="gr20" draw:text-style-name="P3" draw:layer="layout" svg:width="1.772cm" svg:height="0.64cm" svg:x="10.025cm" svg:y="5.56cm">
          <draw:text-box>
            <text:p text:style-name="P10"><text:span text:style-name="T1">Henkilöt</text:span></text:p>
          </draw:text-box>
        </draw:frame>
        <draw:frame draw:style-name="gr21" draw:text-style-name="P3" draw:layer="layout" svg:width="1.975cm" svg:height="0.64cm" svg:x="8.2cm" svg:y="5.56cm">
          <draw:text-box>
            <text:p text:style-name="P10"><text:span text:style-name="T1">Taloyhtiöt</text:span></text:p>
          </draw:text-box>
        </draw:frame>
        <draw:rect draw:style-name="gr24" draw:text-style-name="P9" draw:layer="layout" svg:width="7.2cm" svg:height="0.6cm" svg:x="3.601cm" svg:y="7.3cm">
          <text:p text:style-name="P11"><text:span text:style-name="T1">Ilmoitus 1</text:span></text:p>
        </draw:rect>
        <draw:rect draw:style-name="gr24" draw:text-style-name="P13" draw:layer="layout" svg:width="0.6cm" svg:height="0.6cm" svg:x="3.001cm" svg:y="7.3cm">
          <text:p text:style-name="P12"><text:span text:style-name="T1">*</text:span></text:p>
        </draw:rect>
        <draw:rect draw:style-name="gr24" draw:text-style-name="P9" draw:layer="layout" svg:width="7.2cm" svg:height="0.6cm" svg:x="10.801cm" svg:y="7.3cm">
          <text:p text:style-name="P11"><text:span text:style-name="T1">Yhtiön nimi</text:span></text:p>
        </draw:rect>
        <draw:rect draw:style-name="gr24" draw:text-style-name="P9" draw:layer="layout" svg:width="7.2cm" svg:height="0.6cm" svg:x="3.601cm" svg:y="7.9cm">
          <text:p text:style-name="P11"><text:span text:style-name="T1">Ilmoitus 2</text:span></text:p>
        </draw:rect>
        <draw:rect draw:style-name="gr24" draw:text-style-name="P13" draw:layer="layout" svg:width="0.6cm" svg:height="0.6cm" svg:x="3.001cm" svg:y="7.9cm">
          <text:p text:style-name="P12"><text:span text:style-name="T1">*</text:span></text:p>
        </draw:rect>
        <draw:rect draw:style-name="gr24" draw:text-style-name="P9" draw:layer="layout" svg:width="7.2cm" svg:height="0.6cm" svg:x="10.801cm" svg:y="7.9cm">
          <text:p text:style-name="P11"><text:span text:style-name="T1">Yhtiön nimi</text:span></text:p>
        </draw:rect>
        <draw:rect draw:style-name="gr24" draw:text-style-name="P9" draw:layer="layout" svg:width="7.2cm" svg:height="0.6cm" svg:x="3.601cm" svg:y="8.5cm">
          <text:p text:style-name="P11"><text:span text:style-name="T1">Ilmoitus 3</text:span></text:p>
        </draw:rect>
        <draw:rect draw:style-name="gr24" draw:text-style-name="P13" draw:layer="layout" svg:width="0.6cm" svg:height="0.6cm" svg:x="3.001cm" svg:y="8.5cm">
          <text:p text:style-name="P12"><text:span text:style-name="T1">*</text:span></text:p>
        </draw:rect>
        <draw:rect draw:style-name="gr24" draw:text-style-name="P9" draw:layer="layout" svg:width="7.2cm" svg:height="0.6cm" svg:x="10.801cm" svg:y="8.5cm">
          <text:p text:style-name="P11"><text:span text:style-name="T1">Yhtiön nimi</text:span></text:p>
        </draw:rect>
        <draw:rect draw:style-name="gr24" draw:text-style-name="P9" draw:layer="layout" svg:width="7.2cm" svg:height="0.6cm" svg:x="3.601cm" svg:y="9.1cm">
          <text:p text:style-name="P11"><text:span text:style-name="T1">Ilmoitus 4</text:span></text:p>
        </draw:rect>
        <draw:rect draw:style-name="gr24" draw:text-style-name="P13" draw:layer="layout" svg:width="0.6cm" svg:height="0.6cm" svg:x="3.001cm" svg:y="9.1cm">
          <text:p text:style-name="P12"><text:span text:style-name="T1">*</text:span></text:p>
        </draw:rect>
        <draw:rect draw:style-name="gr24" draw:text-style-name="P9" draw:layer="layout" svg:width="7.2cm" svg:height="0.6cm" svg:x="10.801cm" svg:y="9.1cm">
          <text:p text:style-name="P11"><text:span text:style-name="T1">Yhtiön nimi</text:span></text:p>
        </draw:rect>
        <draw:rect draw:style-name="gr24" draw:text-style-name="P9" draw:layer="layout" svg:width="7.2cm" svg:height="0.6cm" svg:x="3.601cm" svg:y="9.7cm">
          <text:p text:style-name="P11"><text:span text:style-name="T1">Ilmoitus 5</text:span></text:p>
        </draw:rect>
        <draw:rect draw:style-name="gr24" draw:text-style-name="P13" draw:layer="layout" svg:width="0.6cm" svg:height="0.6cm" svg:x="3.001cm" svg:y="9.7cm">
          <text:p text:style-name="P12"><text:span text:style-name="T1">*</text:span></text:p>
        </draw:rect>
        <draw:rect draw:style-name="gr24" draw:text-style-name="P9" draw:layer="layout" svg:width="7.2cm" svg:height="0.6cm" svg:x="10.801cm" svg:y="9.7cm">
          <text:p text:style-name="P11"><text:span text:style-name="T1">Yhtiön nimi</text:span></text:p>
        </draw:rect>
        <draw:control draw:style-name="standard" draw:text-style-name="P2" draw:layer="controls" svg:width="5.6cm" svg:height="0.6cm" svg:x="3.701cm" svg:y="6.6cm" draw:control="control39"/>
        <draw:control draw:style-name="standard" draw:text-style-name="P6" draw:layer="controls" svg:width="0.5cm" svg:height="0.5cm" svg:x="3.001cm" svg:y="6.6cm" draw:control="control40"/>
        <draw:control draw:style-name="standard" draw:text-style-name="P6" draw:layer="controls" svg:width="0.5cm" svg:height="0.5cm" svg:x="10.201cm" svg:y="6.6cm" draw:control="control41"/>
        <draw:control draw:style-name="standard" draw:text-style-name="P6" draw:layer="controls" svg:width="0.5cm" svg:height="0.5cm" svg:x="9.501cm" svg:y="6.6cm" draw:control="control42"/>
        <draw:control draw:style-name="standard" draw:text-style-name="P2" draw:layer="controls" svg:width="5.6cm" svg:height="0.6cm" svg:x="10.901cm" svg:y="6.6cm" draw:control="control43"/>
        <draw:control draw:style-name="standard" draw:text-style-name="P6" draw:layer="controls" svg:width="0.5cm" svg:height="0.5cm" svg:x="17.401cm" svg:y="6.6cm" draw:control="control44"/>
        <draw:control draw:style-name="standard" draw:text-style-name="P6" draw:layer="controls" svg:width="0.5cm" svg:height="0.5cm" svg:x="16.701cm" svg:y="6.6cm" draw:control="control45"/>
      </draw:page>
      <draw:page draw:name="page6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46" form:id="control46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47" form:id="control47" form:current-value="Haku" form:value="Haku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button form:name="Push Button 1" form:control-implementation="ooo:com.sun.star.form.component.CommandButton" xml:id="control48" form:id="control48" form:label="S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49" form:id="control49" form:label="S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0" form:id="control50" form:label="SY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1" form:id="control51" form:current-value="Haku nimellä" form:value="Haku nimellä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button form:name="Push Button 1" form:control-implementation="ooo:com.sun.star.form.component.CommandButton" xml:id="control52" form:id="control52" form:label="S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3" form:id="control53" form:label="SY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4" form:id="control54" form:current-value="Haku nimellä" form:value="Haku nimellä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button form:name="Push Button 1" form:control-implementation="ooo:com.sun.star.form.component.CommandButton" xml:id="control55" form:id="control55" form:label="S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6" form:id="control56" form:label="SY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16" draw:text-style-name="P4" draw:layer="layout" svg:width="4.693cm" svg:height="0.963cm" svg:x="4.3cm" svg:y="3.837cm">
          <draw:text-box>
            <text:p text:style-name="P4"><text:span text:style-name="T2">O1 Isännöitsijä</text:span></text:p>
          </draw:text-box>
        </draw:frame>
        <draw:frame draw:style-name="gr36" draw:text-style-name="P4" draw:layer="layout" svg:width="7.292cm" svg:height="0.963cm" svg:x="2.5cm" svg:y="1.5cm">
          <draw:text-box>
            <text:p text:style-name="P4"><text:span text:style-name="T2">GUI (Isännöitsijä) Viestit</text:span></text:p>
          </draw:text-box>
        </draw:frame>
        <draw:custom-shape draw:style-name="gr6" draw:text-style-name="P5" draw:layer="layout" svg:width="1.2cm" svg:height="1.1cm" svg:x="3cm" svg:y="3.7cm">
          <text:p text:style-name="P5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46"/>
        <draw:frame draw:style-name="gr14" draw:text-style-name="P3" draw:layer="layout" svg:width="3.309cm" svg:height="0.64cm" svg:x="14.291cm" svg:y="4.76cm">
          <draw:text-box>
            <text:p text:style-name="P10"><text:span text:style-name="T1">Maija Meikäläinen</text:span></text:p>
          </draw:text-box>
        </draw:frame>
        <draw:frame draw:style-name="gr7" draw:text-style-name="P3" draw:layer="layout" svg:width="1.45cm" svg:height="0.64cm" svg:x="13.65cm" svg:y="5.56cm">
          <draw:text-box>
            <text:p text:style-name="P10"><text:span text:style-name="T1">Viestit</text:span></text:p>
          </draw:text-box>
        </draw:frame>
        <draw:frame draw:style-name="gr8" draw:text-style-name="P3" draw:layer="layout" svg:width="2.191cm" svg:height="0.64cm" svg:x="11.609cm" svg:y="5.56cm">
          <draw:text-box>
            <text:p text:style-name="P10"><text:span text:style-name="T1">Ilmoitukset</text:span></text:p>
          </draw:text-box>
        </draw:frame>
        <draw:frame draw:style-name="gr10" draw:text-style-name="P3" draw:layer="layout" svg:width="2.051cm" svg:height="0.64cm" svg:x="16.549cm" svg:y="5.56cm">
          <draw:text-box>
            <text:p text:style-name="P10"><text:span text:style-name="T1">Asetukset</text:span></text:p>
          </draw:text-box>
        </draw:frame>
        <draw:frame draw:style-name="gr18" draw:text-style-name="P3" draw:layer="layout" svg:width="1.742cm" svg:height="0.64cm" svg:x="15cm" svg:y="5.56cm">
          <draw:text-box>
            <text:p text:style-name="P10"><text:span text:style-name="T1">Palvelut</text:span></text:p>
          </draw:text-box>
        </draw:frame>
        <draw:frame draw:style-name="gr20" draw:text-style-name="P3" draw:layer="layout" svg:width="1.772cm" svg:height="0.64cm" svg:x="10.025cm" svg:y="5.56cm">
          <draw:text-box>
            <text:p text:style-name="P10"><text:span text:style-name="T1">Henkilöt</text:span></text:p>
          </draw:text-box>
        </draw:frame>
        <draw:frame draw:style-name="gr21" draw:text-style-name="P3" draw:layer="layout" svg:width="1.975cm" svg:height="0.64cm" svg:x="8.2cm" svg:y="5.56cm">
          <draw:text-box>
            <text:p text:style-name="P10"><text:span text:style-name="T1">Taloyhtiöt</text:span></text:p>
          </draw:text-box>
        </draw:frame>
        <draw:rect draw:style-name="gr24" draw:text-style-name="P9" draw:layer="layout" svg:width="4.7cm" svg:height="0.6cm" svg:x="7.9cm" svg:y="7.3cm">
          <text:p text:style-name="P11"><text:span text:style-name="T1">Henkilön nimi</text:span></text:p>
        </draw:rect>
        <draw:rect draw:style-name="gr24" draw:text-style-name="P13" draw:layer="layout" svg:width="0.6cm" svg:height="0.6cm" svg:x="3cm" svg:y="7.3cm">
          <text:p text:style-name="P12"><text:span text:style-name="T1">*</text:span></text:p>
        </draw:rect>
        <draw:rect draw:style-name="gr24" draw:text-style-name="P9" draw:layer="layout" svg:width="5.4cm" svg:height="0.6cm" svg:x="12.6cm" svg:y="7.3cm">
          <text:p text:style-name="P11"><text:span text:style-name="T1">Yhtiön nimi</text:span></text:p>
        </draw:rect>
        <draw:rect draw:style-name="gr24" draw:text-style-name="P9" draw:layer="layout" svg:width="4.7cm" svg:height="0.6cm" svg:x="7.9cm" svg:y="7.9cm">
          <text:p text:style-name="P11"><text:span text:style-name="T1">Henkilön nimi</text:span></text:p>
        </draw:rect>
        <draw:rect draw:style-name="gr24" draw:text-style-name="P13" draw:layer="layout" svg:width="0.6cm" svg:height="0.6cm" svg:x="3cm" svg:y="7.9cm">
          <text:p text:style-name="P12"><text:span text:style-name="T1">*</text:span></text:p>
        </draw:rect>
        <draw:rect draw:style-name="gr24" draw:text-style-name="P9" draw:layer="layout" svg:width="5.4cm" svg:height="0.6cm" svg:x="12.6cm" svg:y="7.9cm">
          <text:p text:style-name="P11"><text:span text:style-name="T1">Yhtiön nimi</text:span></text:p>
        </draw:rect>
        <draw:rect draw:style-name="gr24" draw:text-style-name="P9" draw:layer="layout" svg:width="4.7cm" svg:height="0.6cm" svg:x="7.9cm" svg:y="8.5cm">
          <text:p text:style-name="P11"><text:span text:style-name="T1">Henkilön nimi</text:span></text:p>
        </draw:rect>
        <draw:rect draw:style-name="gr24" draw:text-style-name="P13" draw:layer="layout" svg:width="0.6cm" svg:height="0.6cm" svg:x="3cm" svg:y="8.5cm">
          <text:p text:style-name="P12"><text:span text:style-name="T1">*</text:span></text:p>
        </draw:rect>
        <draw:rect draw:style-name="gr24" draw:text-style-name="P9" draw:layer="layout" svg:width="5.4cm" svg:height="0.6cm" svg:x="12.6cm" svg:y="8.5cm">
          <text:p text:style-name="P11"><text:span text:style-name="T1">Yhtiön nimi</text:span></text:p>
        </draw:rect>
        <draw:rect draw:style-name="gr24" draw:text-style-name="P9" draw:layer="layout" svg:width="4.7cm" svg:height="0.6cm" svg:x="7.9cm" svg:y="9.1cm">
          <text:p text:style-name="P11"><text:span text:style-name="T1">Henkilön nimi</text:span></text:p>
        </draw:rect>
        <draw:rect draw:style-name="gr24" draw:text-style-name="P13" draw:layer="layout" svg:width="0.6cm" svg:height="0.6cm" svg:x="3cm" svg:y="9.1cm">
          <text:p text:style-name="P12"><text:span text:style-name="T1">*</text:span></text:p>
        </draw:rect>
        <draw:rect draw:style-name="gr24" draw:text-style-name="P9" draw:layer="layout" svg:width="5.4cm" svg:height="0.6cm" svg:x="12.6cm" svg:y="9.1cm">
          <text:p text:style-name="P11"><text:span text:style-name="T1">Yhtiön nimi</text:span></text:p>
        </draw:rect>
        <draw:rect draw:style-name="gr24" draw:text-style-name="P9" draw:layer="layout" svg:width="4.7cm" svg:height="0.6cm" svg:x="7.9cm" svg:y="9.7cm">
          <text:p text:style-name="P11"><text:span text:style-name="T1">Henkilön nimi</text:span></text:p>
        </draw:rect>
        <draw:rect draw:style-name="gr24" draw:text-style-name="P13" draw:layer="layout" svg:width="0.6cm" svg:height="0.6cm" svg:x="3cm" svg:y="9.7cm">
          <text:p text:style-name="P12"><text:span text:style-name="T1">*</text:span></text:p>
        </draw:rect>
        <draw:rect draw:style-name="gr24" draw:text-style-name="P9" draw:layer="layout" svg:width="5.4cm" svg:height="0.6cm" svg:x="12.6cm" svg:y="9.7cm">
          <text:p text:style-name="P11"><text:span text:style-name="T1">Yhtiön nimi</text:span></text:p>
        </draw:rect>
        <draw:control draw:style-name="standard" draw:text-style-name="P2" draw:layer="controls" svg:width="2.7cm" svg:height="0.6cm" svg:x="3.7cm" svg:y="6.6cm" draw:control="control47"/>
        <draw:control draw:style-name="standard" draw:text-style-name="P6" draw:layer="controls" svg:width="0.5cm" svg:height="0.5cm" svg:x="3cm" svg:y="6.6cm" draw:control="control48"/>
        <draw:control draw:style-name="standard" draw:text-style-name="P6" draw:layer="controls" svg:width="0.5cm" svg:height="0.5cm" svg:x="7.3cm" svg:y="6.6cm" draw:control="control49"/>
        <draw:control draw:style-name="standard" draw:text-style-name="P6" draw:layer="controls" svg:width="0.5cm" svg:height="0.5cm" svg:x="6.6cm" svg:y="6.6cm" draw:control="control50"/>
        <draw:control draw:style-name="standard" draw:text-style-name="P2" draw:layer="controls" svg:width="3.8cm" svg:height="0.6cm" svg:x="12.7cm" svg:y="6.6cm" draw:control="control51"/>
        <draw:control draw:style-name="standard" draw:text-style-name="P6" draw:layer="controls" svg:width="0.5cm" svg:height="0.5cm" svg:x="17.4cm" svg:y="6.6cm" draw:control="control52"/>
        <draw:control draw:style-name="standard" draw:text-style-name="P6" draw:layer="controls" svg:width="0.5cm" svg:height="0.5cm" svg:x="16.7cm" svg:y="6.6cm" draw:control="control53"/>
        <draw:rect draw:style-name="gr24" draw:text-style-name="P9" draw:layer="layout" svg:width="4.3cm" svg:height="0.6cm" svg:x="3.6cm" svg:y="7.3cm">
          <text:p text:style-name="P11"><text:span text:style-name="T1">Viesti 1</text:span></text:p>
        </draw:rect>
        <draw:rect draw:style-name="gr24" draw:text-style-name="P9" draw:layer="layout" svg:width="4.3cm" svg:height="0.6cm" svg:x="3.6cm" svg:y="7.9cm">
          <text:p text:style-name="P11"><text:span text:style-name="T1">Viesti 2</text:span></text:p>
        </draw:rect>
        <draw:rect draw:style-name="gr24" draw:text-style-name="P9" draw:layer="layout" svg:width="4.3cm" svg:height="0.6cm" svg:x="3.6cm" svg:y="8.5cm">
          <text:p text:style-name="P11"><text:span text:style-name="T1">Viesti 3</text:span></text:p>
        </draw:rect>
        <draw:rect draw:style-name="gr24" draw:text-style-name="P9" draw:layer="layout" svg:width="4.3cm" svg:height="0.6cm" svg:x="3.6cm" svg:y="9.1cm">
          <text:p text:style-name="P11"><text:span text:style-name="T1">Viesti 4</text:span></text:p>
        </draw:rect>
        <draw:rect draw:style-name="gr24" draw:text-style-name="P9" draw:layer="layout" svg:width="4.3cm" svg:height="0.6cm" svg:x="3.6cm" svg:y="9.7cm">
          <text:p text:style-name="P11"><text:span text:style-name="T1">Viesti 5</text:span></text:p>
        </draw:rect>
        <draw:control draw:style-name="standard" draw:text-style-name="P2" draw:layer="controls" svg:width="3.1cm" svg:height="0.6cm" svg:x="8cm" svg:y="6.6cm" draw:control="control54"/>
        <draw:control draw:style-name="standard" draw:text-style-name="P6" draw:layer="controls" svg:width="0.5cm" svg:height="0.5cm" svg:x="12cm" svg:y="6.6cm" draw:control="control55"/>
        <draw:control draw:style-name="standard" draw:text-style-name="P6" draw:layer="controls" svg:width="0.531cm" svg:height="0.5cm" svg:x="11.269cm" svg:y="6.6cm" draw:control="control56"/>
      </draw:page>
      <draw:page draw:name="page7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57" form:id="control57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8" form:id="control58" form:current-value="Haku" form:value="Haku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button form:name="Push Button 1" form:control-implementation="ooo:com.sun.star.form.component.CommandButton" xml:id="control59" form:id="control59" form:label="S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60" form:id="control60" form:label="S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61" form:id="control61" form:label="SY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62" form:id="control62" form:current-value="Haku nimellä" form:value="Haku nimellä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button form:name="Push Button 1" form:control-implementation="ooo:com.sun.star.form.component.CommandButton" xml:id="control63" form:id="control63" form:label="S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64" form:id="control64" form:label="SY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16" draw:text-style-name="P4" draw:layer="layout" svg:width="4.693cm" svg:height="0.963cm" svg:x="4.3cm" svg:y="3.837cm">
          <draw:text-box>
            <text:p text:style-name="P4"><text:span text:style-name="T2">O1 Isännöitsijä</text:span></text:p>
          </draw:text-box>
        </draw:frame>
        <draw:frame draw:style-name="gr37" draw:text-style-name="P4" draw:layer="layout" svg:width="7.83cm" svg:height="0.963cm" svg:x="2.5cm" svg:y="1.5cm">
          <draw:text-box>
            <text:p text:style-name="P4"><text:span text:style-name="T2">GUI (Isännöitsijä) Palvelut</text:span></text:p>
          </draw:text-box>
        </draw:frame>
        <draw:custom-shape draw:style-name="gr6" draw:text-style-name="P5" draw:layer="layout" svg:width="1.2cm" svg:height="1.1cm" svg:x="3cm" svg:y="3.7cm">
          <text:p text:style-name="P5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57"/>
        <draw:frame draw:style-name="gr14" draw:text-style-name="P3" draw:layer="layout" svg:width="3.309cm" svg:height="0.64cm" svg:x="14.291cm" svg:y="4.76cm">
          <draw:text-box>
            <text:p text:style-name="P10"><text:span text:style-name="T1">Maija Meikäläinen</text:span></text:p>
          </draw:text-box>
        </draw:frame>
        <draw:frame draw:style-name="gr7" draw:text-style-name="P3" draw:layer="layout" svg:width="1.45cm" svg:height="0.64cm" svg:x="13.65cm" svg:y="5.56cm">
          <draw:text-box>
            <text:p text:style-name="P10"><text:span text:style-name="T1">Viestit</text:span></text:p>
          </draw:text-box>
        </draw:frame>
        <draw:frame draw:style-name="gr8" draw:text-style-name="P3" draw:layer="layout" svg:width="2.191cm" svg:height="0.64cm" svg:x="11.609cm" svg:y="5.56cm">
          <draw:text-box>
            <text:p text:style-name="P10"><text:span text:style-name="T1">Ilmoitukset</text:span></text:p>
          </draw:text-box>
        </draw:frame>
        <draw:frame draw:style-name="gr10" draw:text-style-name="P3" draw:layer="layout" svg:width="2.051cm" svg:height="0.64cm" svg:x="16.549cm" svg:y="5.56cm">
          <draw:text-box>
            <text:p text:style-name="P10"><text:span text:style-name="T1">Asetukset</text:span></text:p>
          </draw:text-box>
        </draw:frame>
        <draw:frame draw:style-name="gr18" draw:text-style-name="P3" draw:layer="layout" svg:width="1.742cm" svg:height="0.64cm" svg:x="15cm" svg:y="5.56cm">
          <draw:text-box>
            <text:p text:style-name="P10"><text:span text:style-name="T1">Palvelut</text:span></text:p>
          </draw:text-box>
        </draw:frame>
        <draw:frame draw:style-name="gr20" draw:text-style-name="P3" draw:layer="layout" svg:width="1.772cm" svg:height="0.64cm" svg:x="10.025cm" svg:y="5.56cm">
          <draw:text-box>
            <text:p text:style-name="P10"><text:span text:style-name="T1">Henkilöt</text:span></text:p>
          </draw:text-box>
        </draw:frame>
        <draw:frame draw:style-name="gr21" draw:text-style-name="P3" draw:layer="layout" svg:width="1.975cm" svg:height="0.64cm" svg:x="8.2cm" svg:y="5.56cm">
          <draw:text-box>
            <text:p text:style-name="P10"><text:span text:style-name="T1">Taloyhtiöt</text:span></text:p>
          </draw:text-box>
        </draw:frame>
        <draw:rect draw:style-name="gr24" draw:text-style-name="P9" draw:layer="layout" svg:width="7.2cm" svg:height="0.6cm" svg:x="3.601cm" svg:y="7.3cm">
          <text:p text:style-name="P11"><text:span text:style-name="T1">Palvelu 1</text:span></text:p>
        </draw:rect>
        <draw:rect draw:style-name="gr24" draw:text-style-name="P13" draw:layer="layout" svg:width="0.6cm" svg:height="0.6cm" svg:x="3.001cm" svg:y="7.3cm">
          <text:p text:style-name="P12"><text:span text:style-name="T1">*</text:span></text:p>
        </draw:rect>
        <draw:rect draw:style-name="gr24" draw:text-style-name="P9" draw:layer="layout" svg:width="7.2cm" svg:height="0.6cm" svg:x="10.801cm" svg:y="7.3cm">
          <text:p text:style-name="P11"><text:span text:style-name="T1">Yhtiön nimi</text:span></text:p>
        </draw:rect>
        <draw:rect draw:style-name="gr24" draw:text-style-name="P9" draw:layer="layout" svg:width="7.2cm" svg:height="0.6cm" svg:x="3.601cm" svg:y="7.9cm">
          <text:p text:style-name="P11"><text:span text:style-name="T1">Palvelu 2</text:span></text:p>
        </draw:rect>
        <draw:rect draw:style-name="gr24" draw:text-style-name="P13" draw:layer="layout" svg:width="0.6cm" svg:height="0.6cm" svg:x="3.001cm" svg:y="7.9cm">
          <text:p text:style-name="P12"><text:span text:style-name="T1">*</text:span></text:p>
        </draw:rect>
        <draw:rect draw:style-name="gr24" draw:text-style-name="P9" draw:layer="layout" svg:width="7.2cm" svg:height="0.6cm" svg:x="10.801cm" svg:y="7.9cm">
          <text:p text:style-name="P11"><text:span text:style-name="T1">Yhtiön nimi</text:span></text:p>
        </draw:rect>
        <draw:rect draw:style-name="gr24" draw:text-style-name="P9" draw:layer="layout" svg:width="7.2cm" svg:height="0.6cm" svg:x="3.601cm" svg:y="8.5cm">
          <text:p text:style-name="P11"><text:span text:style-name="T1">Palvelu 3</text:span></text:p>
        </draw:rect>
        <draw:rect draw:style-name="gr24" draw:text-style-name="P13" draw:layer="layout" svg:width="0.6cm" svg:height="0.6cm" svg:x="3.001cm" svg:y="8.5cm">
          <text:p text:style-name="P12"><text:span text:style-name="T1">*</text:span></text:p>
        </draw:rect>
        <draw:rect draw:style-name="gr24" draw:text-style-name="P9" draw:layer="layout" svg:width="7.2cm" svg:height="0.6cm" svg:x="10.801cm" svg:y="8.5cm">
          <text:p text:style-name="P11"><text:span text:style-name="T1">Yhtiön nimi</text:span></text:p>
        </draw:rect>
        <draw:rect draw:style-name="gr24" draw:text-style-name="P9" draw:layer="layout" svg:width="7.2cm" svg:height="0.6cm" svg:x="3.601cm" svg:y="9.1cm">
          <text:p text:style-name="P11"><text:span text:style-name="T1">Palvelu 4</text:span></text:p>
        </draw:rect>
        <draw:rect draw:style-name="gr24" draw:text-style-name="P13" draw:layer="layout" svg:width="0.6cm" svg:height="0.6cm" svg:x="3.001cm" svg:y="9.1cm">
          <text:p text:style-name="P12"><text:span text:style-name="T1">*</text:span></text:p>
        </draw:rect>
        <draw:rect draw:style-name="gr24" draw:text-style-name="P9" draw:layer="layout" svg:width="7.2cm" svg:height="0.6cm" svg:x="10.801cm" svg:y="9.1cm">
          <text:p text:style-name="P11"><text:span text:style-name="T1">Yhtiön nimi</text:span></text:p>
        </draw:rect>
        <draw:rect draw:style-name="gr24" draw:text-style-name="P9" draw:layer="layout" svg:width="7.2cm" svg:height="0.6cm" svg:x="3.601cm" svg:y="9.7cm">
          <text:p text:style-name="P11"><text:span text:style-name="T1">Palvelu 5</text:span></text:p>
        </draw:rect>
        <draw:rect draw:style-name="gr24" draw:text-style-name="P13" draw:layer="layout" svg:width="0.6cm" svg:height="0.6cm" svg:x="3.001cm" svg:y="9.7cm">
          <text:p text:style-name="P12"><text:span text:style-name="T1">*</text:span></text:p>
        </draw:rect>
        <draw:rect draw:style-name="gr24" draw:text-style-name="P9" draw:layer="layout" svg:width="7.2cm" svg:height="0.6cm" svg:x="10.801cm" svg:y="9.7cm">
          <text:p text:style-name="P11"><text:span text:style-name="T1">Yhtiön nimi</text:span></text:p>
        </draw:rect>
        <draw:control draw:style-name="standard" draw:text-style-name="P2" draw:layer="controls" svg:width="5.6cm" svg:height="0.6cm" svg:x="3.701cm" svg:y="6.6cm" draw:control="control58"/>
        <draw:control draw:style-name="standard" draw:text-style-name="P6" draw:layer="controls" svg:width="0.5cm" svg:height="0.5cm" svg:x="3.001cm" svg:y="6.6cm" draw:control="control59"/>
        <draw:control draw:style-name="standard" draw:text-style-name="P6" draw:layer="controls" svg:width="0.5cm" svg:height="0.5cm" svg:x="10.201cm" svg:y="6.6cm" draw:control="control60"/>
        <draw:control draw:style-name="standard" draw:text-style-name="P6" draw:layer="controls" svg:width="0.5cm" svg:height="0.5cm" svg:x="9.501cm" svg:y="6.6cm" draw:control="control61"/>
        <draw:control draw:style-name="standard" draw:text-style-name="P2" draw:layer="controls" svg:width="5.6cm" svg:height="0.6cm" svg:x="10.901cm" svg:y="6.6cm" draw:control="control62"/>
        <draw:control draw:style-name="standard" draw:text-style-name="P6" draw:layer="controls" svg:width="0.5cm" svg:height="0.5cm" svg:x="17.401cm" svg:y="6.6cm" draw:control="control63"/>
        <draw:control draw:style-name="standard" draw:text-style-name="P6" draw:layer="controls" svg:width="0.5cm" svg:height="0.5cm" svg:x="16.701cm" svg:y="6.6cm" draw:control="control64"/>
      </draw:page>
      <draw:page draw:name="page8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65" form:id="control65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16" draw:text-style-name="P4" draw:layer="layout" svg:width="4.693cm" svg:height="0.963cm" svg:x="4.3cm" svg:y="3.837cm">
          <draw:text-box>
            <text:p text:style-name="P4"><text:span text:style-name="T2">O1 Isännöitsijä</text:span></text:p>
          </draw:text-box>
        </draw:frame>
        <draw:frame draw:style-name="gr38" draw:text-style-name="P4" draw:layer="layout" svg:width="8.329cm" svg:height="0.963cm" svg:x="2.5cm" svg:y="1.5cm">
          <draw:text-box>
            <text:p text:style-name="P4"><text:span text:style-name="T2">GUI (Isännöitsijä) Asetukset</text:span></text:p>
          </draw:text-box>
        </draw:frame>
        <draw:custom-shape draw:style-name="gr6" draw:text-style-name="P5" draw:layer="layout" svg:width="1.2cm" svg:height="1.1cm" svg:x="3cm" svg:y="3.7cm">
          <text:p text:style-name="P5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65"/>
        <draw:frame draw:style-name="gr14" draw:text-style-name="P3" draw:layer="layout" svg:width="3.309cm" svg:height="0.64cm" svg:x="14.3cm" svg:y="4.76cm">
          <draw:text-box>
            <text:p text:style-name="P10"><text:span text:style-name="T1">Maija Meikäläinen</text:span></text:p>
          </draw:text-box>
        </draw:frame>
        <draw:frame draw:style-name="gr7" draw:text-style-name="P3" draw:layer="layout" svg:width="1.45cm" svg:height="0.64cm" svg:x="13.65cm" svg:y="5.56cm">
          <draw:text-box>
            <text:p text:style-name="P10"><text:span text:style-name="T1">Viestit</text:span></text:p>
          </draw:text-box>
        </draw:frame>
        <draw:frame draw:style-name="gr8" draw:text-style-name="P3" draw:layer="layout" svg:width="2.191cm" svg:height="0.64cm" svg:x="11.609cm" svg:y="5.56cm">
          <draw:text-box>
            <text:p text:style-name="P10"><text:span text:style-name="T1">Ilmoitukset</text:span></text:p>
          </draw:text-box>
        </draw:frame>
        <draw:frame draw:style-name="gr10" draw:text-style-name="P3" draw:layer="layout" svg:width="2.051cm" svg:height="0.64cm" svg:x="16.549cm" svg:y="5.56cm">
          <draw:text-box>
            <text:p text:style-name="P10"><text:span text:style-name="T1">Asetukset</text:span></text:p>
          </draw:text-box>
        </draw:frame>
        <draw:frame draw:style-name="gr18" draw:text-style-name="P3" draw:layer="layout" svg:width="1.742cm" svg:height="0.64cm" svg:x="15cm" svg:y="5.56cm">
          <draw:text-box>
            <text:p text:style-name="P10"><text:span text:style-name="T1">Palvelut</text:span></text:p>
          </draw:text-box>
        </draw:frame>
        <draw:frame draw:style-name="gr20" draw:text-style-name="P3" draw:layer="layout" svg:width="1.772cm" svg:height="0.64cm" svg:x="10.025cm" svg:y="5.56cm">
          <draw:text-box>
            <text:p text:style-name="P10"><text:span text:style-name="T1">Henkilöt</text:span></text:p>
          </draw:text-box>
        </draw:frame>
        <draw:frame draw:style-name="gr21" draw:text-style-name="P3" draw:layer="layout" svg:width="1.975cm" svg:height="0.64cm" svg:x="8.2cm" svg:y="5.56cm">
          <draw:text-box>
            <text:p text:style-name="P10"><text:span text:style-name="T1">Taloyhtiöt</text:span></text:p>
          </draw:text-box>
        </draw:frame>
        <draw:rect draw:style-name="gr19" draw:text-style-name="P5" draw:layer="layout" svg:width="14.9cm" svg:height="3.8cm" svg:x="3cm" svg:y="6.7cm">
          <text:p text:style-name="P5">Yleisiä asetuksia</text:p>
        </draw:rect>
        <draw:rect draw:style-name="gr19" draw:text-style-name="P5" draw:layer="layout" svg:width="14.9cm" svg:height="3.8cm" svg:x="3cm" svg:y="11.1cm">
          <text:p text:style-name="P5">Lisää taloyhtiö</text:p>
        </draw:rect>
        <draw:rect draw:style-name="gr19" draw:text-style-name="P5" draw:layer="layout" svg:width="14.9cm" svg:height="3.8cm" svg:x="3cm" svg:y="15.5cm">
          <text:p text:style-name="P5">Yhtiöiden, käyttäjie ja (?) poisto.</text:p>
        </draw:rect>
      </draw:page>
      <draw:page draw:name="page9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66" form:id="control66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39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40" draw:text-style-name="P4" draw:layer="layout" svg:width="9.426cm" svg:height="0.963cm" svg:x="2.5cm" svg:y="1.5cm">
          <draw:text-box>
            <text:p><text:span text:style-name="T2">GUI (Asiakas : Asukas) Kotisivu</text:span></text:p>
          </draw:text-box>
        </draw:frame>
        <draw:custom-shape draw:style-name="gr6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7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8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9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10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66"/>
        <draw:rect draw:style-name="gr19" draw:text-style-name="P1" draw:layer="layout" svg:width="14.9cm" svg:height="3.8cm" svg:x="3cm" svg:y="6.7cm">
          <text:p text:style-name="P1">Tiedotteet</text:p>
        </draw:rect>
        <draw:frame draw:style-name="gr14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rect draw:style-name="gr19" draw:text-style-name="P1" draw:layer="layout" svg:width="14.9cm" svg:height="3.8cm" svg:x="3cm" svg:y="11cm">
          <text:p text:style-name="P1">Uusimmat tapahtumat</text:p>
        </draw:rect>
      </draw:page>
      <draw:page draw:name="page10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67" form:id="control67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68" form:id="control6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69" form:id="control6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70" form:id="control7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71" form:id="control7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72" form:id="control7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73" form:id="control7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74" form:id="control7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button form:name="Push Button 2" form:control-implementation="ooo:com.sun.star.form.component.CommandButton" xml:id="control75" form:id="control75" form:label="Tallenna muutokset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39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41" draw:text-style-name="P4" draw:layer="layout" svg:width="13.096cm" svg:height="0.963cm" svg:x="2.5cm" svg:y="1.5cm">
          <draw:text-box>
            <text:p><text:span text:style-name="T2">GUI (Asiakas : Asukas : Hallitus) Omat tiedot</text:span></text:p>
          </draw:text-box>
        </draw:frame>
        <draw:custom-shape draw:style-name="gr6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7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8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9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10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67"/>
        <draw:frame draw:style-name="gr14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custom-shape draw:style-name="gr22" draw:text-style-name="P1" draw:layer="layout" svg:width="15cm" svg:height="3.9cm" svg:x="3.015cm" svg:y="6.7cm">
          <text:p/>
          <draw:enhanced-geometry svg:viewBox="0 0 21600 21600" draw:type="rectangle" draw:enhanced-path="M 0 0 L 21600 0 21600 21600 0 21600 0 0 Z N"/>
        </draw:custom-shape>
        <draw:frame draw:style-name="gr29" draw:text-style-name="P3" draw:layer="layout" svg:width="1.675cm" svg:height="0.64cm" svg:x="3.215cm" svg:y="6.9cm">
          <draw:text-box>
            <text:p><text:span text:style-name="T1">Etunimi</text:span></text:p>
          </draw:text-box>
        </draw:frame>
        <draw:frame draw:style-name="gr30" draw:text-style-name="P3" draw:layer="layout" svg:width="1.954cm" svg:height="0.64cm" svg:x="9.515cm" svg:y="6.9cm">
          <draw:text-box>
            <text:p><text:span text:style-name="T1">Sukunimi</text:span></text:p>
          </draw:text-box>
        </draw:frame>
        <draw:frame draw:style-name="gr2" draw:text-style-name="P3" draw:layer="layout" svg:width="1.666cm" svg:height="0.64cm" svg:x="3.215cm" svg:y="7.66cm">
          <draw:text-box>
            <text:p><text:span text:style-name="T1">Puhelin</text:span></text:p>
          </draw:text-box>
        </draw:frame>
        <draw:frame draw:style-name="gr31" draw:text-style-name="P3" draw:layer="layout" svg:width="1.501cm" svg:height="0.64cm" svg:x="3.215cm" svg:y="8.36cm">
          <draw:text-box>
            <text:p><text:span text:style-name="T1">E-mail</text:span></text:p>
          </draw:text-box>
        </draw:frame>
        <draw:frame draw:style-name="gr32" draw:text-style-name="P3" draw:layer="layout" svg:width="1.518cm" svg:height="0.64cm" svg:x="9.497cm" svg:y="7.6cm">
          <draw:text-box>
            <text:p><text:span text:style-name="T1">Osoite</text:span></text:p>
          </draw:text-box>
        </draw:frame>
        <draw:frame draw:style-name="gr33" draw:text-style-name="P9" draw:layer="layout" svg:width="1.789cm" svg:height="0.64cm" svg:x="9.515cm" svg:y="8.3cm">
          <draw:text-box>
            <text:p text:style-name="P7"><text:span text:style-name="T1">Postinro</text:span></text:p>
          </draw:text-box>
        </draw:frame>
        <draw:frame draw:style-name="gr34" draw:text-style-name="P3" draw:layer="layout" svg:width="3.05cm" svg:height="0.64cm" svg:x="9.515cm" svg:y="9cm">
          <draw:text-box>
            <text:p><text:span text:style-name="T1">Postitoimipaikka</text:span></text:p>
          </draw:text-box>
        </draw:frame>
        <draw:control draw:style-name="standard" draw:text-style-name="P2" draw:layer="controls" svg:width="4cm" svg:height="0.6cm" svg:x="5.115cm" svg:y="6.9cm" draw:control="control68"/>
        <draw:control draw:style-name="standard" draw:text-style-name="P2" draw:layer="controls" svg:width="4cm" svg:height="0.6cm" svg:x="12.515cm" svg:y="6.9cm" draw:control="control69"/>
        <draw:control draw:style-name="standard" draw:text-style-name="P2" draw:layer="controls" svg:width="4cm" svg:height="0.6cm" svg:x="5.115cm" svg:y="7.66cm" draw:control="control70"/>
        <draw:control draw:style-name="standard" draw:text-style-name="P2" draw:layer="controls" svg:width="4cm" svg:height="0.6cm" svg:x="5.115cm" svg:y="8.36cm" draw:control="control71"/>
        <draw:control draw:style-name="standard" draw:text-style-name="P2" draw:layer="controls" svg:width="4cm" svg:height="0.6cm" svg:x="12.515cm" svg:y="7.6cm" draw:control="control72"/>
        <draw:control draw:style-name="standard" draw:text-style-name="P2" draw:layer="controls" svg:width="4cm" svg:height="0.6cm" svg:x="12.515cm" svg:y="8.3cm" draw:control="control73"/>
        <draw:control draw:style-name="standard" draw:text-style-name="P2" draw:layer="controls" svg:width="4cm" svg:height="0.6cm" svg:x="12.515cm" svg:y="9cm" draw:control="control74"/>
        <draw:frame draw:style-name="gr27" draw:text-style-name="P15" draw:layer="layout" svg:width="3.063cm" svg:height="0.603cm" svg:x="10.2cm" svg:y="9.846cm">
          <draw:text-box>
            <text:p><text:span text:style-name="T4">TALLENTAMATTA</text:span></text:p>
          </draw:text-box>
        </draw:frame>
        <draw:control draw:style-name="standard" draw:text-style-name="P6" draw:layer="controls" svg:width="3.4cm" svg:height="0.6cm" svg:x="13.101cm" svg:y="9.8cm" draw:control="control75"/>
      </draw:page>
      <draw:page draw:name="page1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76" form:id="control76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77" form:id="control7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78" form:id="control7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79" form:id="control7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80" form:id="control8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81" form:id="control8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82" form:id="control8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button form:name="Push Button 2" form:control-implementation="ooo:com.sun.star.form.component.CommandButton" xml:id="control84" form:id="control84" form:label="Tallenna muutokset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39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42" draw:text-style-name="P4" draw:layer="layout" svg:width="12.846cm" svg:height="0.963cm" svg:x="2.5cm" svg:y="1.5cm">
          <draw:text-box>
            <text:p><text:span text:style-name="T2">GUI (Asiakas : Asukas : Hallitus) Ilmoitukset</text:span></text:p>
          </draw:text-box>
        </draw:frame>
        <draw:custom-shape draw:style-name="gr6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7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8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9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10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76"/>
        <draw:frame draw:style-name="gr14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custom-shape draw:style-name="gr22" draw:text-style-name="P1" draw:layer="layout" svg:width="15cm" svg:height="3.9cm" svg:x="3.001cm" svg:y="7.3cm">
          <text:p/>
          <draw:enhanced-geometry svg:viewBox="0 0 21600 21600" draw:type="rectangle" draw:enhanced-path="M 0 0 L 21600 0 21600 21600 0 21600 0 0 Z N"/>
        </draw:custom-shape>
        <draw:rect draw:style-name="gr24" draw:text-style-name="P16" draw:layer="layout" svg:width="14.399cm" svg:height="0.6cm" svg:x="3.601cm" svg:y="6.7cm">
          <text:p text:style-name="P7"><text:span text:style-name="T1">Uusi ilmoitus</text:span></text:p>
        </draw:rect>
        <draw:rect draw:style-name="gr24" draw:text-style-name="P16" draw:layer="layout" svg:width="0.6cm" svg:height="0.6cm" svg:x="3.001cm" svg:y="6.7cm">
          <text:p text:style-name="P17"><text:span text:style-name="T1">+</text:span></text:p>
        </draw:rect>
        <draw:rect draw:style-name="gr24" draw:text-style-name="P16" draw:layer="layout" svg:width="14.399cm" svg:height="0.6cm" svg:x="3.601cm" svg:y="11.2cm">
          <text:p text:style-name="P7"><text:span text:style-name="T1">11.12.2001 Vanha ilmoitus</text:span></text:p>
        </draw:rect>
        <draw:rect draw:style-name="gr24" draw:text-style-name="P16" draw:layer="layout" svg:width="0.6cm" svg:height="0.6cm" svg:x="3.001cm" svg:y="11.2cm">
          <text:p text:style-name="P17"><text:span text:style-name="T1">*</text:span></text:p>
        </draw:rect>
        <draw:rect draw:style-name="gr24" draw:text-style-name="P16" draw:layer="layout" svg:width="14.399cm" svg:height="0.6cm" svg:x="3.601cm" svg:y="11.8cm">
          <text:p text:style-name="P7"><text:span text:style-name="T1">11.12.2001 Vanha ilmoitus</text:span></text:p>
        </draw:rect>
        <draw:rect draw:style-name="gr24" draw:text-style-name="P16" draw:layer="layout" svg:width="0.6cm" svg:height="0.6cm" svg:x="3.001cm" svg:y="11.8cm">
          <text:p text:style-name="P17"><text:span text:style-name="T1">*</text:span></text:p>
        </draw:rect>
        <draw:frame draw:style-name="gr25" draw:layer="layout" svg:width="0.985cm" svg:height="0.687cm" svg:x="17.101cm" svg:y="7.3cm">
          <draw:text-box>
            <text:p><text:span text:style-name="T3">[X]</text:span></text:p>
          </draw:text-box>
        </draw:frame>
        <draw:frame draw:style-name="gr26" draw:text-style-name="P3" draw:layer="layout" svg:width="1.565cm" svg:height="0.64cm" svg:x="3.201cm" svg:y="7.5cm">
          <draw:text-box>
            <text:p><text:span text:style-name="T1">Tieto 1</text:span></text:p>
          </draw:text-box>
        </draw:frame>
        <draw:frame draw:style-name="gr26" draw:text-style-name="P3" draw:layer="layout" svg:width="1.565cm" svg:height="0.64cm" svg:x="9.501cm" svg:y="7.5cm">
          <draw:text-box>
            <text:p><text:span text:style-name="T1">Tieto 3</text:span></text:p>
          </draw:text-box>
        </draw:frame>
        <draw:frame draw:style-name="gr26" draw:text-style-name="P3" draw:layer="layout" svg:width="1.565cm" svg:height="0.64cm" svg:x="3.201cm" svg:y="8.26cm">
          <draw:text-box>
            <text:p><text:span text:style-name="T1">Tieto 2</text:span></text:p>
          </draw:text-box>
        </draw:frame>
        <draw:frame draw:style-name="gr26" draw:text-style-name="P3" draw:layer="layout" svg:width="1.565cm" svg:height="0.64cm" svg:x="3.201cm" svg:y="8.96cm">
          <draw:text-box>
            <text:p><text:span text:style-name="T1">Tieto 3</text:span></text:p>
          </draw:text-box>
        </draw:frame>
        <draw:frame draw:style-name="gr26" draw:text-style-name="P3" draw:layer="layout" svg:width="1.565cm" svg:height="0.64cm" svg:x="9.483cm" svg:y="8.2cm">
          <draw:text-box>
            <text:p><text:span text:style-name="T1">Tieto 4</text:span></text:p>
          </draw:text-box>
        </draw:frame>
        <draw:frame draw:style-name="gr26" draw:text-style-name="P9" draw:layer="layout" svg:width="1.565cm" svg:height="0.64cm" svg:x="9.501cm" svg:y="8.9cm">
          <draw:text-box>
            <text:p><text:span text:style-name="T1">Tieto 5</text:span></text:p>
          </draw:text-box>
        </draw:frame>
        <draw:frame draw:style-name="gr26" draw:text-style-name="P3" draw:layer="layout" svg:width="1.565cm" svg:height="0.64cm" svg:x="9.501cm" svg:y="9.6cm">
          <draw:text-box>
            <text:p><text:span text:style-name="T1">Tieto 6</text:span></text:p>
          </draw:text-box>
        </draw:frame>
        <draw:frame draw:style-name="gr27" draw:text-style-name="P15" draw:layer="layout" svg:width="3.063cm" svg:height="0.603cm" draw:transform="rotate (1.5707963267946) translate (17.298cm 10.8cm)">
          <draw:text-box>
            <text:p><text:span text:style-name="T4">TALLENTAMATTA</text:span></text:p>
          </draw:text-box>
        </draw:frame>
        <draw:control draw:style-name="standard" draw:text-style-name="P2" draw:layer="controls" svg:width="4cm" svg:height="0.6cm" svg:x="5.101cm" svg:y="7.5cm" draw:control="control77"/>
        <draw:control draw:style-name="standard" draw:text-style-name="P2" draw:layer="controls" svg:width="4cm" svg:height="0.6cm" svg:x="12.501cm" svg:y="7.5cm" draw:control="control78"/>
        <draw:control draw:style-name="standard" draw:text-style-name="P2" draw:layer="controls" svg:width="4cm" svg:height="0.6cm" svg:x="5.101cm" svg:y="8.26cm" draw:control="control79"/>
        <draw:control draw:style-name="standard" draw:text-style-name="P2" draw:layer="controls" svg:width="4cm" svg:height="0.6cm" svg:x="5.101cm" svg:y="8.96cm" draw:control="control80"/>
        <draw:control draw:style-name="standard" draw:text-style-name="P2" draw:layer="controls" svg:width="4cm" svg:height="0.6cm" svg:x="12.501cm" svg:y="8.2cm" draw:control="control81"/>
        <draw:control draw:style-name="standard" draw:text-style-name="P2" draw:layer="controls" svg:width="4cm" svg:height="0.6cm" svg:x="12.501cm" svg:y="8.9cm" draw:control="control82"/>
        <draw:control draw:style-name="standard" draw:text-style-name="P2" draw:layer="controls" svg:width="4cm" svg:height="0.6cm" svg:x="12.501cm" svg:y="9.6cm" draw:control="control83"/>
        <draw:control draw:style-name="standard" draw:text-style-name="P6" draw:layer="controls" svg:width="3.4cm" svg:height="0.6cm" svg:x="13.101cm" svg:y="10.4cm" draw:control="control84"/>
        <draw:rect draw:style-name="gr24" draw:text-style-name="P16" draw:layer="layout" svg:width="14.399cm" svg:height="0.6cm" svg:x="3.601cm" svg:y="12.4cm">
          <text:p text:style-name="P7"><text:span text:style-name="T1">11.12.2001 Vanha ilmoitus</text:span></text:p>
        </draw:rect>
        <draw:rect draw:style-name="gr24" draw:text-style-name="P16" draw:layer="layout" svg:width="0.6cm" svg:height="0.6cm" svg:x="3.001cm" svg:y="12.4cm">
          <text:p text:style-name="P17"><text:span text:style-name="T1">*</text:span></text:p>
        </draw:rect>
        <draw:rect draw:style-name="gr24" draw:text-style-name="P16" draw:layer="layout" svg:width="14.399cm" svg:height="0.6cm" svg:x="3.601cm" svg:y="13cm">
          <text:p text:style-name="P7"><text:span text:style-name="T1">11.12.2001 Vanha ilmoitus</text:span></text:p>
        </draw:rect>
        <draw:rect draw:style-name="gr24" draw:text-style-name="P16" draw:layer="layout" svg:width="0.6cm" svg:height="0.6cm" svg:x="3.001cm" svg:y="13cm">
          <text:p text:style-name="P17"><text:span text:style-name="T1">*</text:span></text:p>
        </draw:rect>
      </draw:page>
      <draw:page draw:name="page12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85" form:id="control85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91" form:id="control9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92" form:id="control9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button form:name="Push Button 2" form:control-implementation="ooo:com.sun.star.form.component.CommandButton" xml:id="control93" form:id="control93" form:label="Tallenna muutokset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39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43" draw:text-style-name="P4" draw:layer="layout" svg:width="11.53cm" svg:height="0.963cm" svg:x="2.5cm" svg:y="1.5cm">
          <draw:text-box>
            <text:p><text:span text:style-name="T2">GUI (Asiakas : Asukas : Hallitus) Viestit</text:span></text:p>
          </draw:text-box>
        </draw:frame>
        <draw:custom-shape draw:style-name="gr6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7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8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9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10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85"/>
        <draw:frame draw:style-name="gr14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custom-shape draw:style-name="gr22" draw:text-style-name="P1" draw:layer="layout" svg:width="15cm" svg:height="3.9cm" svg:x="3.002cm" svg:y="7.3cm">
          <text:p/>
          <draw:enhanced-geometry svg:viewBox="0 0 21600 21600" draw:type="rectangle" draw:enhanced-path="M 0 0 L 21600 0 21600 21600 0 21600 0 0 Z N"/>
        </draw:custom-shape>
        <draw:rect draw:style-name="gr24" draw:text-style-name="P16" draw:layer="layout" svg:width="14.399cm" svg:height="0.6cm" svg:x="3.602cm" svg:y="6.7cm">
          <text:p text:style-name="P7"><text:span text:style-name="T1">Uusi viestiketju</text:span></text:p>
        </draw:rect>
        <draw:rect draw:style-name="gr24" draw:text-style-name="P16" draw:layer="layout" svg:width="0.6cm" svg:height="0.6cm" svg:x="3.002cm" svg:y="6.7cm">
          <text:p text:style-name="P17"><text:span text:style-name="T1">+</text:span></text:p>
        </draw:rect>
        <draw:rect draw:style-name="gr24" draw:text-style-name="P16" draw:layer="layout" svg:width="14.399cm" svg:height="0.6cm" svg:x="3.602cm" svg:y="11.2cm">
          <text:p text:style-name="P7"><text:span text:style-name="T1">11.12.2001 Vanha viesti otsikko</text:span></text:p>
        </draw:rect>
        <draw:rect draw:style-name="gr24" draw:text-style-name="P16" draw:layer="layout" svg:width="0.6cm" svg:height="0.6cm" svg:x="3.002cm" svg:y="11.2cm">
          <text:p text:style-name="P17"><text:span text:style-name="T1">*</text:span></text:p>
        </draw:rect>
        <draw:frame draw:style-name="gr25" draw:layer="layout" svg:width="0.985cm" svg:height="0.687cm" svg:x="17.102cm" svg:y="7.3cm">
          <draw:text-box>
            <text:p><text:span text:style-name="T3">[X]</text:span></text:p>
          </draw:text-box>
        </draw:frame>
        <draw:frame draw:style-name="gr26" draw:text-style-name="P3" draw:layer="layout" svg:width="1.565cm" svg:height="0.64cm" svg:x="3.202cm" svg:y="7.5cm">
          <draw:text-box>
            <text:p><text:span text:style-name="T1">Tieto 1</text:span></text:p>
          </draw:text-box>
        </draw:frame>
        <draw:frame draw:style-name="gr26" draw:text-style-name="P3" draw:layer="layout" svg:width="1.565cm" svg:height="0.64cm" svg:x="9.502cm" svg:y="7.5cm">
          <draw:text-box>
            <text:p><text:span text:style-name="T1">Tieto 3</text:span></text:p>
          </draw:text-box>
        </draw:frame>
        <draw:frame draw:style-name="gr26" draw:text-style-name="P3" draw:layer="layout" svg:width="1.565cm" svg:height="0.64cm" svg:x="3.202cm" svg:y="8.26cm">
          <draw:text-box>
            <text:p><text:span text:style-name="T1">Tieto 2</text:span></text:p>
          </draw:text-box>
        </draw:frame>
        <draw:frame draw:style-name="gr26" draw:text-style-name="P3" draw:layer="layout" svg:width="1.565cm" svg:height="0.64cm" svg:x="3.202cm" svg:y="8.96cm">
          <draw:text-box>
            <text:p><text:span text:style-name="T1">Tieto 3</text:span></text:p>
          </draw:text-box>
        </draw:frame>
        <draw:frame draw:style-name="gr26" draw:text-style-name="P3" draw:layer="layout" svg:width="1.565cm" svg:height="0.64cm" svg:x="9.484cm" svg:y="8.2cm">
          <draw:text-box>
            <text:p><text:span text:style-name="T1">Tieto 4</text:span></text:p>
          </draw:text-box>
        </draw:frame>
        <draw:frame draw:style-name="gr26" draw:text-style-name="P9" draw:layer="layout" svg:width="1.565cm" svg:height="0.64cm" svg:x="9.502cm" svg:y="8.9cm">
          <draw:text-box>
            <text:p><text:span text:style-name="T1">Tieto 5</text:span></text:p>
          </draw:text-box>
        </draw:frame>
        <draw:frame draw:style-name="gr26" draw:text-style-name="P3" draw:layer="layout" svg:width="1.565cm" svg:height="0.64cm" svg:x="9.502cm" svg:y="9.6cm">
          <draw:text-box>
            <text:p><text:span text:style-name="T1">Tieto 6</text:span></text:p>
          </draw:text-box>
        </draw:frame>
        <draw:frame draw:style-name="gr27" draw:text-style-name="P15" draw:layer="layout" svg:width="3.063cm" svg:height="0.603cm" draw:transform="rotate (1.5707963267946) translate (17.299cm 10.8cm)">
          <draw:text-box>
            <text:p><text:span text:style-name="T4">TALLENTAMATTA</text:span></text:p>
          </draw:text-box>
        </draw:frame>
        <draw:control draw:style-name="standard" draw:text-style-name="P2" draw:layer="controls" svg:width="4cm" svg:height="0.6cm" svg:x="5.102cm" svg:y="7.5cm" draw:control="control86"/>
        <draw:control draw:style-name="standard" draw:text-style-name="P2" draw:layer="controls" svg:width="4cm" svg:height="0.6cm" svg:x="12.502cm" svg:y="7.5cm" draw:control="control87"/>
        <draw:control draw:style-name="standard" draw:text-style-name="P2" draw:layer="controls" svg:width="4cm" svg:height="0.6cm" svg:x="5.102cm" svg:y="8.26cm" draw:control="control88"/>
        <draw:control draw:style-name="standard" draw:text-style-name="P2" draw:layer="controls" svg:width="4cm" svg:height="0.6cm" svg:x="5.102cm" svg:y="8.96cm" draw:control="control89"/>
        <draw:control draw:style-name="standard" draw:text-style-name="P2" draw:layer="controls" svg:width="4cm" svg:height="0.6cm" svg:x="12.502cm" svg:y="8.2cm" draw:control="control90"/>
        <draw:control draw:style-name="standard" draw:text-style-name="P2" draw:layer="controls" svg:width="4cm" svg:height="0.6cm" svg:x="12.502cm" svg:y="8.9cm" draw:control="control91"/>
        <draw:control draw:style-name="standard" draw:text-style-name="P2" draw:layer="controls" svg:width="4cm" svg:height="0.6cm" svg:x="12.502cm" svg:y="9.6cm" draw:control="control92"/>
        <draw:control draw:style-name="standard" draw:text-style-name="P6" draw:layer="controls" svg:width="3.4cm" svg:height="0.6cm" svg:x="13.102cm" svg:y="10.4cm" draw:control="control93"/>
        <draw:rect draw:style-name="gr24" draw:text-style-name="P16" draw:layer="layout" svg:width="14.399cm" svg:height="0.6cm" svg:x="3.6cm" svg:y="11.8cm">
          <text:p text:style-name="P7"><text:span text:style-name="T1">11.12.2001 Vanha viesti otsikko</text:span></text:p>
        </draw:rect>
        <draw:rect draw:style-name="gr24" draw:text-style-name="P16" draw:layer="layout" svg:width="0.6cm" svg:height="0.6cm" svg:x="3cm" svg:y="11.8cm">
          <text:p text:style-name="P17"><text:span text:style-name="T1">*</text:span></text:p>
        </draw:rect>
        <draw:rect draw:style-name="gr24" draw:text-style-name="P16" draw:layer="layout" svg:width="14.399cm" svg:height="0.6cm" svg:x="3.602cm" svg:y="12.4cm">
          <text:p text:style-name="P7"><text:span text:style-name="T1">11.12.2001 Vanha viesti otsikko</text:span></text:p>
        </draw:rect>
        <draw:rect draw:style-name="gr24" draw:text-style-name="P16" draw:layer="layout" svg:width="0.6cm" svg:height="0.6cm" svg:x="3.002cm" svg:y="12.4cm">
          <text:p text:style-name="P17"><text:span text:style-name="T1">*</text:span></text:p>
        </draw:rect>
        <draw:rect draw:style-name="gr24" draw:text-style-name="P16" draw:layer="layout" svg:width="14.399cm" svg:height="0.6cm" svg:x="3.6cm" svg:y="13cm">
          <text:p text:style-name="P7"><text:span text:style-name="T1">11.12.2001 Vanha viesti otsikko</text:span></text:p>
        </draw:rect>
        <draw:rect draw:style-name="gr24" draw:text-style-name="P16" draw:layer="layout" svg:width="0.6cm" svg:height="0.6cm" svg:x="3cm" svg:y="13cm">
          <text:p text:style-name="P17"><text:span text:style-name="T1">*</text:span></text:p>
        </draw:rect>
        <draw:rect draw:style-name="gr24" draw:text-style-name="P16" draw:layer="layout" svg:width="14.399cm" svg:height="0.6cm" svg:x="3.602cm" svg:y="13.6cm">
          <text:p text:style-name="P7"><text:span text:style-name="T1">11.12.2001 Vanha viesti otsikko</text:span></text:p>
        </draw:rect>
        <draw:rect draw:style-name="gr24" draw:text-style-name="P16" draw:layer="layout" svg:width="0.6cm" svg:height="0.6cm" svg:x="3.002cm" svg:y="13.6cm">
          <text:p text:style-name="P17"><text:span text:style-name="T1">*</text:span></text:p>
        </draw:rect>
        <draw:rect draw:style-name="gr24" draw:text-style-name="P16" draw:layer="layout" svg:width="14.399cm" svg:height="0.6cm" svg:x="3.6cm" svg:y="14.2cm">
          <text:p text:style-name="P7"><text:span text:style-name="T1">11.12.2001 Vanha viesti otsikko</text:span></text:p>
        </draw:rect>
        <draw:rect draw:style-name="gr24" draw:text-style-name="P16" draw:layer="layout" svg:width="0.6cm" svg:height="0.6cm" svg:x="3cm" svg:y="14.2cm">
          <text:p text:style-name="P17"><text:span text:style-name="T1">*</text:span></text:p>
        </draw:rect>
      </draw:page>
      <draw:page draw:name="page13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94" form:id="control94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39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44" draw:text-style-name="P4" draw:layer="layout" svg:width="12.567cm" svg:height="0.963cm" svg:x="2.5cm" svg:y="1.5cm">
          <draw:text-box>
            <text:p><text:span text:style-name="T2">GUI (Asiakas : Asukas : Hallitus) Asetukset</text:span></text:p>
          </draw:text-box>
        </draw:frame>
        <draw:custom-shape draw:style-name="gr6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7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8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9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10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94"/>
        <draw:frame draw:style-name="gr14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rect draw:style-name="gr19" draw:text-style-name="P1" draw:layer="layout" svg:width="14.9cm" svg:height="3.8cm" svg:x="3cm" svg:y="6.7cm">
          <text:p text:style-name="P1">Yleisiä asetuksia</text:p>
        </draw:rect>
        <draw:rect draw:style-name="gr19" draw:text-style-name="P1" draw:layer="layout" svg:width="14.9cm" svg:height="3.8cm" svg:x="3cm" svg:y="11.1cm">
          <text:p text:style-name="P1">Tilin poisto</text:p>
        </draw:rect>
      </draw:page>
      <draw:page draw:name="page14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95" form:id="control95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39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45" draw:text-style-name="P4" draw:layer="layout" svg:width="12.101cm" svg:height="0.963cm" svg:x="2.5cm" svg:y="1.5cm">
          <draw:text-box>
            <text:p><text:span text:style-name="T2">GUI (Asiakas : Hallitus) Kotisivu Asunto 1</text:span></text:p>
          </draw:text-box>
        </draw:frame>
        <draw:custom-shape draw:style-name="gr6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7" draw:text-style-name="P3" draw:layer="layout" svg:width="1.45cm" svg:height="0.64cm" svg:x="13.65cm" svg:y="5.551cm">
          <draw:text-box>
            <text:p><text:span text:style-name="T1">Viestit</text:span></text:p>
          </draw:text-box>
        </draw:frame>
        <draw:frame draw:style-name="gr8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9" draw:text-style-name="P3" draw:layer="layout" svg:width="2.322cm" svg:height="0.64cm" svg:x="9.4cm" svg:y="5.56cm">
          <draw:text-box>
            <text:p><text:span text:style-name="T1">Omat tiedot</text:span></text:p>
          </draw:text-box>
        </draw:frame>
        <draw:frame draw:style-name="gr10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95"/>
        <draw:frame draw:style-name="gr18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14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19" draw:text-style-name="P1" draw:layer="layout" svg:width="14.9cm" svg:height="3.8cm" svg:x="3cm" svg:y="6.7cm">
          <text:p text:style-name="P1">Tiedotteet</text:p>
        </draw:rect>
        <draw:rect draw:style-name="gr19" draw:text-style-name="P1" draw:layer="layout" svg:width="14.9cm" svg:height="3.8cm" svg:x="3cm" svg:y="11cm">
          <text:p text:style-name="P1">Uusimmat tapahtumat</text:p>
        </draw:rect>
      </draw:page>
      <draw:page draw:name="page15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96" form:id="control96" form:label="B1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97" form:id="control9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98" form:id="control9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99" form:id="control9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100" form:id="control1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101" form:id="control10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102" form:id="control10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ext Box 2" form:control-implementation="ooo:com.sun.star.form.component.TextField" xml:id="control103" form:id="control10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button form:name="Push Button 2" form:control-implementation="ooo:com.sun.star.form.component.CommandButton" xml:id="control104" form:id="control104" form:label="Tallenna muutokset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39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46" draw:text-style-name="P4" draw:layer="layout" svg:width="9.489cm" svg:height="0.963cm" svg:x="2.5cm" svg:y="1.5cm">
          <draw:text-box>
            <text:p><text:span text:style-name="T2">GUI (Asiakas : Hallitus) Palvelut</text:span></text:p>
          </draw:text-box>
        </draw:frame>
        <draw:custom-shape draw:style-name="gr6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7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8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9" draw:text-style-name="P3" draw:layer="layout" svg:width="2.322cm" svg:height="0.64cm" svg:x="9.4cm" svg:y="5.56cm">
          <draw:text-box>
            <text:p><text:span text:style-name="T1">Omat tiedot</text:span></text:p>
          </draw:text-box>
        </draw:frame>
        <draw:frame draw:style-name="gr10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96"/>
        <draw:frame draw:style-name="gr18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14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custom-shape draw:style-name="gr22" draw:text-style-name="P1" draw:layer="layout" svg:width="15cm" svg:height="3.9cm" svg:x="3.003cm" svg:y="7.3cm">
          <text:p/>
          <draw:enhanced-geometry svg:viewBox="0 0 21600 21600" draw:type="rectangle" draw:enhanced-path="M 0 0 L 21600 0 21600 21600 0 21600 0 0 Z N"/>
        </draw:custom-shape>
        <draw:rect draw:style-name="gr24" draw:text-style-name="P16" draw:layer="layout" svg:width="14.399cm" svg:height="0.6cm" svg:x="3.603cm" svg:y="6.7cm">
          <text:p text:style-name="P7"><text:span text:style-name="T1">Uusi tilaus</text:span></text:p>
        </draw:rect>
        <draw:rect draw:style-name="gr24" draw:text-style-name="P16" draw:layer="layout" svg:width="0.6cm" svg:height="0.6cm" svg:x="3.003cm" svg:y="6.7cm">
          <text:p text:style-name="P17"><text:span text:style-name="T1">+</text:span></text:p>
        </draw:rect>
        <draw:rect draw:style-name="gr24" draw:text-style-name="P16" draw:layer="layout" svg:width="14.399cm" svg:height="0.6cm" svg:x="3.603cm" svg:y="11.2cm">
          <text:p text:style-name="P7"><text:span text:style-name="T1">11.12.2001 Vanha palvelu</text:span></text:p>
        </draw:rect>
        <draw:rect draw:style-name="gr24" draw:text-style-name="P16" draw:layer="layout" svg:width="0.6cm" svg:height="0.6cm" svg:x="3.003cm" svg:y="11.2cm">
          <text:p text:style-name="P17"><text:span text:style-name="T1">*</text:span></text:p>
        </draw:rect>
        <draw:frame draw:style-name="gr25" draw:layer="layout" svg:width="0.985cm" svg:height="0.687cm" svg:x="17.103cm" svg:y="7.3cm">
          <draw:text-box>
            <text:p><text:span text:style-name="T3">[X]</text:span></text:p>
          </draw:text-box>
        </draw:frame>
        <draw:frame draw:style-name="gr26" draw:text-style-name="P3" draw:layer="layout" svg:width="1.565cm" svg:height="0.64cm" svg:x="3.203cm" svg:y="7.5cm">
          <draw:text-box>
            <text:p><text:span text:style-name="T1">Tieto 1</text:span></text:p>
          </draw:text-box>
        </draw:frame>
        <draw:frame draw:style-name="gr26" draw:text-style-name="P3" draw:layer="layout" svg:width="1.565cm" svg:height="0.64cm" svg:x="9.503cm" svg:y="7.5cm">
          <draw:text-box>
            <text:p><text:span text:style-name="T1">Tieto 3</text:span></text:p>
          </draw:text-box>
        </draw:frame>
        <draw:frame draw:style-name="gr26" draw:text-style-name="P3" draw:layer="layout" svg:width="1.565cm" svg:height="0.64cm" svg:x="3.203cm" svg:y="8.26cm">
          <draw:text-box>
            <text:p><text:span text:style-name="T1">Tieto 2</text:span></text:p>
          </draw:text-box>
        </draw:frame>
        <draw:frame draw:style-name="gr26" draw:text-style-name="P3" draw:layer="layout" svg:width="1.565cm" svg:height="0.64cm" svg:x="3.203cm" svg:y="8.96cm">
          <draw:text-box>
            <text:p><text:span text:style-name="T1">Tieto 3</text:span></text:p>
          </draw:text-box>
        </draw:frame>
        <draw:frame draw:style-name="gr26" draw:text-style-name="P3" draw:layer="layout" svg:width="1.565cm" svg:height="0.64cm" svg:x="9.485cm" svg:y="8.2cm">
          <draw:text-box>
            <text:p><text:span text:style-name="T1">Tieto 4</text:span></text:p>
          </draw:text-box>
        </draw:frame>
        <draw:frame draw:style-name="gr26" draw:text-style-name="P9" draw:layer="layout" svg:width="1.565cm" svg:height="0.64cm" svg:x="9.503cm" svg:y="8.9cm">
          <draw:text-box>
            <text:p><text:span text:style-name="T1">Tieto 5</text:span></text:p>
          </draw:text-box>
        </draw:frame>
        <draw:frame draw:style-name="gr26" draw:text-style-name="P3" draw:layer="layout" svg:width="1.565cm" svg:height="0.64cm" svg:x="9.503cm" svg:y="9.6cm">
          <draw:text-box>
            <text:p><text:span text:style-name="T1">Tieto 6</text:span></text:p>
          </draw:text-box>
        </draw:frame>
        <draw:frame draw:style-name="gr27" draw:text-style-name="P15" draw:layer="layout" svg:width="3.063cm" svg:height="0.603cm" draw:transform="rotate (1.5707963267946) translate (17.3cm 10.8cm)">
          <draw:text-box>
            <text:p><text:span text:style-name="T4">TALLENTAMATTA</text:span></text:p>
          </draw:text-box>
        </draw:frame>
        <draw:rect draw:style-name="gr24" draw:text-style-name="P16" draw:layer="layout" svg:width="14.399cm" svg:height="0.6cm" svg:x="3.601cm" svg:y="11.8cm">
          <text:p text:style-name="P7"><text:span text:style-name="T1">11.12.2001 Vanha palvelu</text:span></text:p>
        </draw:rect>
        <draw:rect draw:style-name="gr24" draw:text-style-name="P16" draw:layer="layout" svg:width="0.6cm" svg:height="0.6cm" svg:x="3.001cm" svg:y="11.8cm">
          <text:p text:style-name="P17"><text:span text:style-name="T1">*</text:span></text:p>
        </draw:rect>
        <draw:rect draw:style-name="gr24" draw:text-style-name="P16" draw:layer="layout" svg:width="14.399cm" svg:height="0.6cm" svg:x="3.603cm" svg:y="12.4cm">
          <text:p text:style-name="P7"><text:span text:style-name="T1">11.12.2001 Vanha palvelu</text:span></text:p>
        </draw:rect>
        <draw:rect draw:style-name="gr24" draw:text-style-name="P16" draw:layer="layout" svg:width="0.6cm" svg:height="0.6cm" svg:x="3.003cm" svg:y="12.4cm">
          <text:p text:style-name="P17"><text:span text:style-name="T1">*</text:span></text:p>
        </draw:rect>
        <draw:rect draw:style-name="gr24" draw:text-style-name="P16" draw:layer="layout" svg:width="14.399cm" svg:height="0.6cm" svg:x="3.601cm" svg:y="13cm">
          <text:p text:style-name="P7"><text:span text:style-name="T1">11.12.2001 Vanha palvelu</text:span></text:p>
        </draw:rect>
        <draw:rect draw:style-name="gr24" draw:text-style-name="P16" draw:layer="layout" svg:width="0.6cm" svg:height="0.6cm" svg:x="3.001cm" svg:y="13cm">
          <text:p text:style-name="P17"><text:span text:style-name="T1">*</text:span></text:p>
        </draw:rect>
        <draw:rect draw:style-name="gr24" draw:text-style-name="P16" draw:layer="layout" svg:width="14.399cm" svg:height="0.6cm" svg:x="3.603cm" svg:y="13.6cm">
          <text:p text:style-name="P7"><text:span text:style-name="T1">11.12.2001 Vanha palvelu</text:span></text:p>
        </draw:rect>
        <draw:rect draw:style-name="gr24" draw:text-style-name="P16" draw:layer="layout" svg:width="0.6cm" svg:height="0.6cm" svg:x="3.003cm" svg:y="13.6cm">
          <text:p text:style-name="P17"><text:span text:style-name="T1">*</text:span></text:p>
        </draw:rect>
        <draw:rect draw:style-name="gr24" draw:text-style-name="P16" draw:layer="layout" svg:width="14.399cm" svg:height="0.6cm" svg:x="3.601cm" svg:y="14.2cm">
          <text:p text:style-name="P7"><text:span text:style-name="T1">11.12.2001 Vanha palvelu</text:span></text:p>
        </draw:rect>
        <draw:rect draw:style-name="gr24" draw:text-style-name="P16" draw:layer="layout" svg:width="0.6cm" svg:height="0.6cm" svg:x="3.001cm" svg:y="14.2cm">
          <text:p text:style-name="P17"><text:span text:style-name="T1">*</text:span></text:p>
        </draw:rect>
        <draw:control draw:style-name="standard" draw:text-style-name="P2" draw:layer="controls" svg:width="4cm" svg:height="0.6cm" svg:x="5.103cm" svg:y="7.5cm" draw:control="control97"/>
        <draw:control draw:style-name="standard" draw:text-style-name="P2" draw:layer="controls" svg:width="4cm" svg:height="0.6cm" svg:x="12.503cm" svg:y="7.5cm" draw:control="control98"/>
        <draw:control draw:style-name="standard" draw:text-style-name="P2" draw:layer="controls" svg:width="4cm" svg:height="0.6cm" svg:x="5.103cm" svg:y="8.26cm" draw:control="control99"/>
        <draw:control draw:style-name="standard" draw:text-style-name="P2" draw:layer="controls" svg:width="4cm" svg:height="0.6cm" svg:x="5.103cm" svg:y="8.96cm" draw:control="control100"/>
        <draw:control draw:style-name="standard" draw:text-style-name="P2" draw:layer="controls" svg:width="4cm" svg:height="0.6cm" svg:x="12.503cm" svg:y="8.2cm" draw:control="control101"/>
        <draw:control draw:style-name="standard" draw:text-style-name="P2" draw:layer="controls" svg:width="4cm" svg:height="0.6cm" svg:x="12.503cm" svg:y="8.9cm" draw:control="control102"/>
        <draw:control draw:style-name="standard" draw:text-style-name="P2" draw:layer="controls" svg:width="4cm" svg:height="0.6cm" svg:x="12.503cm" svg:y="9.6cm" draw:control="control103"/>
        <draw:control draw:style-name="standard" draw:text-style-name="P6" draw:layer="controls" svg:width="3.4cm" svg:height="0.6cm" svg:x="13.103cm" svg:y="10.4cm" draw:control="control104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08T20:03:47.96</meta:creation-date>
    <meta:generator>OpenOffice/4.1.5$Win32 OpenOffice.org_project/415m1$Build-9789</meta:generator>
    <dc:date>2018-02-14T09:54:12.01</dc:date>
    <meta:editing-duration>PT2H5M33S</meta:editing-duration>
    <meta:editing-cycles>30</meta:editing-cycles>
    <meta:document-statistic meta:object-count="536"/>
  </office:meta>
</office:document-meta>
</file>